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1015" table:default-cell-style-name="ce5"/>
        <table:table-row table:style-name="ro1">
          <table:table-cell table:style-name="ce1" office:value-type="string">
            <text:p>Amount of simulation for avg:</text:p>
          </table:table-cell>
          <table:table-cell table:number-columns-repeated="2"/>
          <table:table-cell table:style-name="ce7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7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7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>
            <draw:frame table:end-cell-address="Sheet1.Q25" table:end-x="0.2193in" table:end-y="0.0732in" draw:z-index="0" draw:style-name="gr1" draw:text-style-name="P1" svg:width="6.3in" svg:height="3.535in" svg:x="0.1425in" svg:y="0.0945in">
              <draw:object draw:notify-on-update-of-ranges="Sheet1.A6:Sheet1.A27 Sheet1.B5:Sheet1.B5 Sheet1.B6:Sheet1.B27 Sheet1.C5:Sheet1.C5 Sheet1.C6:Sheet1.C27 Sheet1.D5:Sheet1.D5 Sheet1.D6:Sheet1.D27 Sheet1.E5:Sheet1.E5 Sheet1.E6:Sheet1.E27 Sheet1.F5:Sheet1.F5 Sheet1.F6:Sheet1.F27 Sheet1.G5:Sheet1.G5 Sheet1.G6:Sheet1.G27 Sheet1.H5:Sheet1.H5 Sheet1.H6:Sheet1.H27 Sheet1.I5:Sheet1.I5 Sheet1.I6:Sheet1.I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float" office:value="0.049080352">
            <text:p>0.049080352</text:p>
          </table:table-cell>
          <table:table-cell table:style-name="ce6" office:value-type="float" office:value="0.025226133">
            <text:p>0.025226133</text:p>
          </table:table-cell>
          <table:table-cell office:value-type="float" office:value="0.016517565">
            <text:p>0.016517565</text:p>
          </table:table-cell>
          <table:table-cell office:value-type="float" office:value="0.01792044">
            <text:p>0.01792044</text:p>
          </table:table-cell>
          <table:table-cell table:style-name="Default" office:value-type="float" office:value="0.012026775">
            <text:p>0.012026775</text:p>
          </table:table-cell>
          <table:table-cell table:style-name="Default" office:value-type="float" office:value="0.011239464">
            <text:p>0.011239464</text:p>
          </table:table-cell>
          <table:table-cell table:style-name="ce5" office:value-type="float" office:value="0.011138153">
            <text:p>0.011138153</text:p>
          </table:table-cell>
          <table:table-cell table:style-name="ce5" office:value-type="float" office:value="0.010791283">
            <text:p>0.01079128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float" office:value="0.040623587">
            <text:p>0.040623587</text:p>
          </table:table-cell>
          <table:table-cell table:style-name="ce6" office:value-type="float" office:value="0.021709237">
            <text:p>0.021709237</text:p>
          </table:table-cell>
          <table:table-cell office:value-type="float" office:value="0.01552156">
            <text:p>0.01552156</text:p>
          </table:table-cell>
          <table:table-cell office:value-type="float" office:value="0.012249155">
            <text:p>0.012249155</text:p>
          </table:table-cell>
          <table:table-cell table:style-name="Default" office:value-type="float" office:value="0.011421131">
            <text:p>0.011421131</text:p>
          </table:table-cell>
          <table:table-cell table:style-name="Default" office:value-type="float" office:value="0.011014561">
            <text:p>0.011014561</text:p>
          </table:table-cell>
          <table:table-cell table:style-name="ce5" office:value-type="float" office:value="0.010292468">
            <text:p>0.010292468</text:p>
          </table:table-cell>
          <table:table-cell table:style-name="ce5" office:value-type="float" office:value="0.00988547">
            <text:p>0.0098854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0.043550321">
            <text:p>0.043550321</text:p>
          </table:table-cell>
          <table:table-cell table:style-name="ce6" office:value-type="float" office:value="0.020574031">
            <text:p>0.020574031</text:p>
          </table:table-cell>
          <table:table-cell office:value-type="float" office:value="0.014866181">
            <text:p>0.014866181</text:p>
          </table:table-cell>
          <table:table-cell office:value-type="float" office:value="0.012211222">
            <text:p>0.012211222</text:p>
          </table:table-cell>
          <table:table-cell table:style-name="Default" office:value-type="float" office:value="0.010968674">
            <text:p>0.010968674</text:p>
          </table:table-cell>
          <table:table-cell table:style-name="Default" office:value-type="float" office:value="0.013347626">
            <text:p>0.013347626</text:p>
          </table:table-cell>
          <table:table-cell table:style-name="ce5" office:value-type="float" office:value="0.011121346">
            <text:p>0.011121346</text:p>
          </table:table-cell>
          <table:table-cell table:style-name="ce5" office:value-type="float" office:value="0.010570999">
            <text:p>0.01057099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float" office:value="0.03961873">
            <text:p>0.03961873</text:p>
          </table:table-cell>
          <table:table-cell table:style-name="ce6" office:value-type="float" office:value="0.022734195">
            <text:p>0.022734195</text:p>
          </table:table-cell>
          <table:table-cell office:value-type="float" office:value="0.017000942">
            <text:p>0.017000942</text:p>
          </table:table-cell>
          <table:table-cell office:value-type="float" office:value="0.01263323">
            <text:p>0.01263323</text:p>
          </table:table-cell>
          <table:table-cell table:style-name="Default" office:value-type="float" office:value="0.011738536">
            <text:p>0.011738536</text:p>
          </table:table-cell>
          <table:table-cell table:style-name="Default" office:value-type="float" office:value="0.011223727">
            <text:p>0.011223727</text:p>
          </table:table-cell>
          <table:table-cell table:style-name="ce5" office:value-type="float" office:value="0.011031026">
            <text:p>0.011031026</text:p>
          </table:table-cell>
          <table:table-cell table:style-name="ce5" office:value-type="float" office:value="0.010626851">
            <text:p>0.01062685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float" office:value="0.040227024">
            <text:p>0.040227024</text:p>
          </table:table-cell>
          <table:table-cell table:style-name="ce6" office:value-type="float" office:value="0.021754954">
            <text:p>0.021754954</text:p>
          </table:table-cell>
          <table:table-cell office:value-type="float" office:value="0.01568424">
            <text:p>0.01568424</text:p>
          </table:table-cell>
          <table:table-cell office:value-type="float" office:value="0.012999644">
            <text:p>0.012999644</text:p>
          </table:table-cell>
          <table:table-cell table:style-name="Default" office:value-type="float" office:value="0.012679802">
            <text:p>0.012679802</text:p>
          </table:table-cell>
          <table:table-cell table:style-name="Default" office:value-type="float" office:value="0.012007445">
            <text:p>0.012007445</text:p>
          </table:table-cell>
          <table:table-cell table:style-name="ce5" office:value-type="float" office:value="0.011392051">
            <text:p>0.011392051</text:p>
          </table:table-cell>
          <table:table-cell table:style-name="ce5" office:value-type="float" office:value="0.013055624">
            <text:p>0.01305562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float" office:value="0.04184116">
            <text:p>0.04184116</text:p>
          </table:table-cell>
          <table:table-cell table:style-name="ce6" office:value-type="float" office:value="0.022116406">
            <text:p>0.022116406</text:p>
          </table:table-cell>
          <table:table-cell office:value-type="float" office:value="0.016069469">
            <text:p>0.016069469</text:p>
          </table:table-cell>
          <table:table-cell office:value-type="float" office:value="0.014269689">
            <text:p>0.014269689</text:p>
          </table:table-cell>
          <table:table-cell table:style-name="Default" office:value-type="float" office:value="0.013356179">
            <text:p>0.013356179</text:p>
          </table:table-cell>
          <table:table-cell table:style-name="Default" office:value-type="float" office:value="0.013109636">
            <text:p>0.013109636</text:p>
          </table:table-cell>
          <table:table-cell table:style-name="ce5" office:value-type="float" office:value="0.011896554">
            <text:p>0.011896554</text:p>
          </table:table-cell>
          <table:table-cell table:style-name="ce5" office:value-type="float" office:value="0.011402144">
            <text:p>0.01140214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float" office:value="0.043495453">
            <text:p>0.043495453</text:p>
          </table:table-cell>
          <table:table-cell table:style-name="ce6" office:value-type="float" office:value="0.025782724">
            <text:p>0.025782724</text:p>
          </table:table-cell>
          <table:table-cell office:value-type="float" office:value="0.016690979">
            <text:p>0.016690979</text:p>
          </table:table-cell>
          <table:table-cell office:value-type="float" office:value="0.013545929">
            <text:p>0.013545929</text:p>
          </table:table-cell>
          <table:table-cell table:style-name="Default" office:value-type="float" office:value="0.013569407">
            <text:p>0.013569407</text:p>
          </table:table-cell>
          <table:table-cell table:style-name="Default" office:value-type="float" office:value="0.012623437">
            <text:p>0.012623437</text:p>
          </table:table-cell>
          <table:table-cell table:style-name="ce5" office:value-type="float" office:value="0.012283281">
            <text:p>0.012283281</text:p>
          </table:table-cell>
          <table:table-cell table:style-name="ce5" office:value-type="float" office:value="0.01301675">
            <text:p>0.0130167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office:value-type="float" office:value="0.043893641">
            <text:p>0.043893641</text:p>
          </table:table-cell>
          <table:table-cell table:style-name="ce6" office:value-type="float" office:value="0.024320533">
            <text:p>0.024320533</text:p>
          </table:table-cell>
          <table:table-cell office:value-type="float" office:value="0.017249452">
            <text:p>0.017249452</text:p>
          </table:table-cell>
          <table:table-cell office:value-type="float" office:value="0.013426913">
            <text:p>0.013426913</text:p>
          </table:table-cell>
          <table:table-cell table:style-name="Default" office:value-type="float" office:value="0.013271717">
            <text:p>0.013271717</text:p>
          </table:table-cell>
          <table:table-cell table:style-name="Default" office:value-type="float" office:value="0.012779231">
            <text:p>0.012779231</text:p>
          </table:table-cell>
          <table:table-cell table:style-name="ce5" office:value-type="float" office:value="0.012475896">
            <text:p>0.012475896</text:p>
          </table:table-cell>
          <table:table-cell table:style-name="ce5" office:value-type="float" office:value="0.011972035">
            <text:p>0.01197203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8">
            <text:p>18</text:p>
          </table:table-cell>
          <table:table-cell office:value-type="float" office:value="0.044213483">
            <text:p>0.044213483</text:p>
          </table:table-cell>
          <table:table-cell table:style-name="ce6" office:value-type="float" office:value="0.02512542">
            <text:p>0.02512542</text:p>
          </table:table-cell>
          <table:table-cell office:value-type="float" office:value="0.017948794">
            <text:p>0.017948794</text:p>
          </table:table-cell>
          <table:table-cell office:value-type="float" office:value="0.014162691">
            <text:p>0.014162691</text:p>
          </table:table-cell>
          <table:table-cell table:style-name="Default" office:value-type="float" office:value="0.013501495">
            <text:p>0.013501495</text:p>
          </table:table-cell>
          <table:table-cell table:style-name="Default" office:value-type="float" office:value="0.013124219">
            <text:p>0.013124219</text:p>
          </table:table-cell>
          <table:table-cell table:style-name="ce5" office:value-type="float" office:value="0.012587001">
            <text:p>0.012587001</text:p>
          </table:table-cell>
          <table:table-cell table:style-name="ce5" office:value-type="float" office:value="0.012812374">
            <text:p>0.01281237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float" office:value="0.046694729">
            <text:p>0.046694729</text:p>
          </table:table-cell>
          <table:table-cell office:value-type="float" office:value="0.024481716">
            <text:p>0.024481716</text:p>
          </table:table-cell>
          <table:table-cell office:value-type="float" office:value="0.018596604">
            <text:p>0.018596604</text:p>
          </table:table-cell>
          <table:table-cell office:value-type="float" office:value="0.01431857">
            <text:p>0.01431857</text:p>
          </table:table-cell>
          <table:table-cell table:style-name="Default" office:value-type="float" office:value="0.01384426">
            <text:p>0.01384426</text:p>
          </table:table-cell>
          <table:table-cell table:style-name="Default" office:value-type="float" office:value="0.013877018">
            <text:p>0.013877018</text:p>
          </table:table-cell>
          <table:table-cell table:style-name="ce5" office:value-type="float" office:value="0.013226643">
            <text:p>0.013226643</text:p>
          </table:table-cell>
          <table:table-cell table:style-name="ce5" office:value-type="float" office:value="0.012758319">
            <text:p>0.01275831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office:value-type="float" office:value="0.047310764">
            <text:p>0.047310764</text:p>
          </table:table-cell>
          <table:table-cell office:value-type="float" office:value="0.025709168">
            <text:p>0.025709168</text:p>
          </table:table-cell>
          <table:table-cell office:value-type="float" office:value="0.01860537">
            <text:p>0.01860537</text:p>
          </table:table-cell>
          <table:table-cell office:value-type="float" office:value="0.014502547">
            <text:p>0.014502547</text:p>
          </table:table-cell>
          <table:table-cell table:style-name="Default" office:value-type="float" office:value="0.014681606">
            <text:p>0.014681606</text:p>
          </table:table-cell>
          <table:table-cell table:style-name="Default" office:value-type="float" office:value="0.014426254">
            <text:p>0.014426254</text:p>
          </table:table-cell>
          <table:table-cell table:style-name="ce5" office:value-type="float" office:value="0.013501068">
            <text:p>0.013501068</text:p>
          </table:table-cell>
          <table:table-cell table:style-name="ce5" office:value-type="float" office:value="0.013221468">
            <text:p>0.01322146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office:value-type="float" office:value="0.049451855">
            <text:p>0.049451855</text:p>
          </table:table-cell>
          <table:table-cell office:value-type="float" office:value="0.026404147">
            <text:p>0.026404147</text:p>
          </table:table-cell>
          <table:table-cell office:value-type="float" office:value="0.019016431">
            <text:p>0.019016431</text:p>
          </table:table-cell>
          <table:table-cell office:value-type="float" office:value="0.015587504">
            <text:p>0.015587504</text:p>
          </table:table-cell>
          <table:table-cell table:style-name="Default" office:value-type="float" office:value="0.014903601">
            <text:p>0.014903601</text:p>
          </table:table-cell>
          <table:table-cell table:style-name="Default" office:value-type="float" office:value="0.014293767">
            <text:p>0.014293767</text:p>
          </table:table-cell>
          <table:table-cell table:style-name="ce5" office:value-type="float" office:value="0.01404252">
            <text:p>0.01404252</text:p>
          </table:table-cell>
          <table:table-cell table:style-name="ce5" office:value-type="float" office:value="0.014556731">
            <text:p>0.01455673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float" office:value="0.05106907">
            <text:p>0.05106907</text:p>
          </table:table-cell>
          <table:table-cell office:value-type="float" office:value="0.027391728">
            <text:p>0.027391728</text:p>
          </table:table-cell>
          <table:table-cell office:value-type="float" office:value="0.019601204">
            <text:p>0.019601204</text:p>
          </table:table-cell>
          <table:table-cell office:value-type="float" office:value="0.015349429">
            <text:p>0.015349429</text:p>
          </table:table-cell>
          <table:table-cell table:style-name="Default" office:value-type="float" office:value="0.015359222">
            <text:p>0.015359222</text:p>
          </table:table-cell>
          <table:table-cell table:style-name="Default" office:value-type="float" office:value="0.014774492">
            <text:p>0.014774492</text:p>
          </table:table-cell>
          <table:table-cell table:style-name="ce5" office:value-type="float" office:value="0.014367708">
            <text:p>0.014367708</text:p>
          </table:table-cell>
          <table:table-cell table:style-name="ce5" office:value-type="float" office:value="0.014259768">
            <text:p>0.01425976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float" office:value="0.05293783">
            <text:p>0.05293783</text:p>
          </table:table-cell>
          <table:table-cell office:value-type="float" office:value="0.029526318">
            <text:p>0.029526318</text:p>
          </table:table-cell>
          <table:table-cell office:value-type="float" office:value="0.021319645">
            <text:p>0.021319645</text:p>
          </table:table-cell>
          <table:table-cell office:value-type="float" office:value="0.016194302">
            <text:p>0.016194302</text:p>
          </table:table-cell>
          <table:table-cell table:style-name="Default" office:value-type="float" office:value="0.016179505">
            <text:p>0.016179505</text:p>
          </table:table-cell>
          <table:table-cell table:style-name="Default" office:value-type="float" office:value="0.015743128">
            <text:p>0.015743128</text:p>
          </table:table-cell>
          <table:table-cell table:style-name="ce5" office:value-type="float" office:value="0.015013037">
            <text:p>0.015013037</text:p>
          </table:table-cell>
          <table:table-cell table:style-name="ce5" office:value-type="float" office:value="0.014700251">
            <text:p>0.01470025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float" office:value="0.053291372">
            <text:p>0.053291372</text:p>
          </table:table-cell>
          <table:table-cell office:value-type="float" office:value="0.028250242">
            <text:p>0.028250242</text:p>
          </table:table-cell>
          <table:table-cell office:value-type="float" office:value="0.021912844">
            <text:p>0.021912844</text:p>
          </table:table-cell>
          <table:table-cell office:value-type="float" office:value="0.015944082">
            <text:p>0.015944082</text:p>
          </table:table-cell>
          <table:table-cell table:style-name="Default" office:value-type="float" office:value="0.016658691">
            <text:p>0.016658691</text:p>
          </table:table-cell>
          <table:table-cell table:style-name="Default" office:value-type="float" office:value="0.016063055">
            <text:p>0.016063055</text:p>
          </table:table-cell>
          <table:table-cell table:style-name="ce5" office:value-type="float" office:value="0.01516464">
            <text:p>0.01516464</text:p>
          </table:table-cell>
          <table:table-cell table:style-name="ce5" office:value-type="float" office:value="0.014477615">
            <text:p>0.01447761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float" office:value="0.053762432">
            <text:p>0.053762432</text:p>
          </table:table-cell>
          <table:table-cell office:value-type="float" office:value="0.029670779">
            <text:p>0.029670779</text:p>
          </table:table-cell>
          <table:table-cell office:value-type="float" office:value="0.021720014">
            <text:p>0.021720014</text:p>
          </table:table-cell>
          <table:table-cell office:value-type="float" office:value="0.016224323">
            <text:p>0.016224323</text:p>
          </table:table-cell>
          <table:table-cell table:style-name="Default" office:value-type="float" office:value="0.016070069">
            <text:p>0.016070069</text:p>
          </table:table-cell>
          <table:table-cell table:style-name="Default" office:value-type="float" office:value="0.015639122">
            <text:p>0.015639122</text:p>
          </table:table-cell>
          <table:table-cell table:style-name="ce5" office:value-type="float" office:value="0.015325053">
            <text:p>0.015325053</text:p>
          </table:table-cell>
          <table:table-cell table:style-name="ce5" office:value-type="float" office:value="0.015002132">
            <text:p>0.015002132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office:value-type="float" office:value="0.055570852">
            <text:p>0.055570852</text:p>
          </table:table-cell>
          <table:table-cell office:value-type="float" office:value="0.029449212">
            <text:p>0.029449212</text:p>
          </table:table-cell>
          <table:table-cell office:value-type="float" office:value="0.022992498">
            <text:p>0.022992498</text:p>
          </table:table-cell>
          <table:table-cell office:value-type="float" office:value="0.016906644">
            <text:p>0.016906644</text:p>
          </table:table-cell>
          <table:table-cell table:style-name="Default" office:value-type="float" office:value="0.016812347">
            <text:p>0.016812347</text:p>
          </table:table-cell>
          <table:table-cell table:style-name="Default" office:value-type="float" office:value="0.016027645">
            <text:p>0.016027645</text:p>
          </table:table-cell>
          <table:table-cell table:style-name="ce5" office:value-type="float" office:value="0.015427818">
            <text:p>0.015427818</text:p>
          </table:table-cell>
          <table:table-cell table:style-name="ce5" office:value-type="float" office:value="0.015204455">
            <text:p>0.01520445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7">
            <text:p>27</text:p>
          </table:table-cell>
          <table:table-cell office:value-type="float" office:value="0.05727612">
            <text:p>0.05727612</text:p>
          </table:table-cell>
          <table:table-cell office:value-type="float" office:value="0.031506996">
            <text:p>0.031506996</text:p>
          </table:table-cell>
          <table:table-cell office:value-type="float" office:value="0.022631558">
            <text:p>0.022631558</text:p>
          </table:table-cell>
          <table:table-cell office:value-type="float" office:value="0.017205917">
            <text:p>0.017205917</text:p>
          </table:table-cell>
          <table:table-cell table:style-name="Default" office:value-type="float" office:value="0.016780658">
            <text:p>0.016780658</text:p>
          </table:table-cell>
          <table:table-cell table:style-name="Default" office:value-type="float" office:value="0.01643011">
            <text:p>0.01643011</text:p>
          </table:table-cell>
          <table:table-cell table:style-name="ce5" office:value-type="float" office:value="0.016532063">
            <text:p>0.016532063</text:p>
          </table:table-cell>
          <table:table-cell table:style-name="ce5" office:value-type="float" office:value="0.015744496">
            <text:p>0.015744496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office:value-type="float" office:value="0.058483386">
            <text:p>0.058483386</text:p>
          </table:table-cell>
          <table:table-cell office:value-type="float" office:value="0.033518251">
            <text:p>0.033518251</text:p>
          </table:table-cell>
          <table:table-cell office:value-type="float" office:value="0.024684125">
            <text:p>0.024684125</text:p>
          </table:table-cell>
          <table:table-cell office:value-type="float" office:value="0.018281722">
            <text:p>0.018281722</text:p>
          </table:table-cell>
          <table:table-cell table:style-name="Default" office:value-type="float" office:value="0.017418033">
            <text:p>0.017418033</text:p>
          </table:table-cell>
          <table:table-cell table:style-name="Default" office:value-type="float" office:value="0.016809311">
            <text:p>0.016809311</text:p>
          </table:table-cell>
          <table:table-cell table:style-name="ce5" office:value-type="float" office:value="0.016523809">
            <text:p>0.016523809</text:p>
          </table:table-cell>
          <table:table-cell table:style-name="ce5" office:value-type="float" office:value="0.016101758">
            <text:p>0.01610175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float" office:value="0.061465843">
            <text:p>0.061465843</text:p>
          </table:table-cell>
          <table:table-cell office:value-type="float" office:value="0.032336772">
            <text:p>0.032336772</text:p>
          </table:table-cell>
          <table:table-cell office:value-type="float" office:value="0.023867221">
            <text:p>0.023867221</text:p>
          </table:table-cell>
          <table:table-cell office:value-type="float" office:value="0.018450004">
            <text:p>0.018450004</text:p>
          </table:table-cell>
          <table:table-cell table:style-name="Default" office:value-type="float" office:value="0.01810694">
            <text:p>0.01810694</text:p>
          </table:table-cell>
          <table:table-cell table:style-name="Default" office:value-type="float" office:value="0.017995536">
            <text:p>0.017995536</text:p>
          </table:table-cell>
          <table:table-cell table:style-name="ce5" office:value-type="float" office:value="0.016861955">
            <text:p>0.016861955</text:p>
          </table:table-cell>
          <table:table-cell table:style-name="ce5" office:value-type="float" office:value="0.016449953">
            <text:p>0.016449953</text:p>
          </table:table-cell>
          <table:table-cell table:style-name="ce8">
            <draw:frame table:end-cell-address="Sheet1.P40" table:end-x="0.615in" table:end-y="0.0736in" draw:z-index="1" draw:style-name="gr1" draw:text-style-name="P1" svg:width="5.1697in" svg:height="2.5728in" svg:x="0.7791in" svg:y="0.1677in">
              <draw:object draw:notify-on-update-of-ranges="Sheet1.A29:Sheet1.A40 Sheet1.B28:Sheet1.B28 Sheet1.B29:Sheet1.B40 Sheet1.C28:Sheet1.C28 Sheet1.C29:Sheet1.C40 Sheet1.D28:Sheet1.D28 Sheet1.D29:Sheet1.D40 Sheet1.E28:Sheet1.E28 Sheet1.E29:Sheet1.E40 Sheet1.F28:Sheet1.F28 Sheet1.F29:Sheet1.F40 Sheet1.G28:Sheet1.G28 Sheet1.G29:Sheet1.G40 Sheet1.H28:Sheet1.H28 Sheet1.H29:Sheet1.H40 Sheet1.I28:Sheet1.I28 Sheet1.I29:Sheet1.I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office:value-type="float" office:value="0.062719852">
            <text:p>0.062719852</text:p>
          </table:table-cell>
          <table:table-cell office:value-type="float" office:value="0.035146841">
            <text:p>0.035146841</text:p>
          </table:table-cell>
          <table:table-cell office:value-type="float" office:value="0.02468344">
            <text:p>0.02468344</text:p>
          </table:table-cell>
          <table:table-cell office:value-type="float" office:value="0.019608432">
            <text:p>0.019608432</text:p>
          </table:table-cell>
          <table:table-cell table:style-name="Default" office:value-type="float" office:value="0.019100507">
            <text:p>0.019100507</text:p>
          </table:table-cell>
          <table:table-cell table:style-name="Default" office:value-type="float" office:value="0.017997717">
            <text:p>0.017997717</text:p>
          </table:table-cell>
          <table:table-cell table:style-name="ce5" office:value-type="float" office:value="0.017963377">
            <text:p>0.017963377</text:p>
          </table:table-cell>
          <table:table-cell table:style-name="ce5" office:value-type="float" office:value="0.017737918">
            <text:p>0.01773791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2935303">
            <text:p>0.062935303</text:p>
          </table:table-cell>
          <table:table-cell office:value-type="float" office:value="0.033288558">
            <text:p>0.033288558</text:p>
          </table:table-cell>
          <table:table-cell office:value-type="float" office:value="0.025086546">
            <text:p>0.025086546</text:p>
          </table:table-cell>
          <table:table-cell office:value-type="float" office:value="0.018683802">
            <text:p>0.018683802</text:p>
          </table:table-cell>
          <table:table-cell table:style-name="Default" office:value-type="float" office:value="0.018464715">
            <text:p>0.018464715</text:p>
          </table:table-cell>
          <table:table-cell table:style-name="Default" office:value-type="float" office:value="0.018379569">
            <text:p>0.018379569</text:p>
          </table:table-cell>
          <table:table-cell table:style-name="ce5" office:value-type="float" office:value="0.017571004">
            <text:p>0.017571004</text:p>
          </table:table-cell>
          <table:table-cell table:style-name="ce5" office:value-type="float" office:value="0.019658125">
            <text:p>0.01965812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6368652">
            <text:p>0.06368652</text:p>
          </table:table-cell>
          <table:table-cell office:value-type="float" office:value="0.03331178">
            <text:p>0.03331178</text:p>
          </table:table-cell>
          <table:table-cell office:value-type="float" office:value="0.025662211">
            <text:p>0.025662211</text:p>
          </table:table-cell>
          <table:table-cell office:value-type="float" office:value="0.020640061">
            <text:p>0.020640061</text:p>
          </table:table-cell>
          <table:table-cell table:style-name="Default" office:value-type="float" office:value="0.018518257">
            <text:p>0.018518257</text:p>
          </table:table-cell>
          <table:table-cell table:style-name="Default" office:value-type="float" office:value="0.018081238">
            <text:p>0.018081238</text:p>
          </table:table-cell>
          <table:table-cell table:style-name="ce5" office:value-type="float" office:value="0.017541111">
            <text:p>0.017541111</text:p>
          </table:table-cell>
          <table:table-cell table:style-name="ce5" office:value-type="float" office:value="0.017026473">
            <text:p>0.01702647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59">
            <text:p>59</text:p>
          </table:table-cell>
          <table:table-cell office:value-type="float" office:value="0.109337731">
            <text:p>0.109337731</text:p>
          </table:table-cell>
          <table:table-cell office:value-type="float" office:value="0.057715834">
            <text:p>0.057715834</text:p>
          </table:table-cell>
          <table:table-cell office:value-type="float" office:value="0.042204708">
            <text:p>0.042204708</text:p>
          </table:table-cell>
          <table:table-cell office:value-type="float" office:value="0.0375426">
            <text:p>0.0375426</text:p>
          </table:table-cell>
          <table:table-cell table:style-name="Default" office:value-type="float" office:value="0.032082062">
            <text:p>0.032082062</text:p>
          </table:table-cell>
          <table:table-cell table:style-name="Default" office:value-type="float" office:value="0.028369173">
            <text:p>0.028369173</text:p>
          </table:table-cell>
          <table:table-cell table:style-name="ce5" office:value-type="float" office:value="0.028062417">
            <text:p>0.028062417</text:p>
          </table:table-cell>
          <table:table-cell table:style-name="ce5" office:value-type="float" office:value="0.026287569">
            <text:p>0.026287569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90">
            <text:p>90</text:p>
          </table:table-cell>
          <table:table-cell office:value-type="float" office:value="0.141087848">
            <text:p>0.141087848</text:p>
          </table:table-cell>
          <table:table-cell office:value-type="float" office:value="0.076082231">
            <text:p>0.076082231</text:p>
          </table:table-cell>
          <table:table-cell office:value-type="float" office:value="0.056017664">
            <text:p>0.056017664</text:p>
          </table:table-cell>
          <table:table-cell office:value-type="float" office:value="0.04410101">
            <text:p>0.04410101</text:p>
          </table:table-cell>
          <table:table-cell table:style-name="Default" office:value-type="float" office:value="0.040121565">
            <text:p>0.040121565</text:p>
          </table:table-cell>
          <table:table-cell table:style-name="Default" office:value-type="float" office:value="0.039406656">
            <text:p>0.039406656</text:p>
          </table:table-cell>
          <table:table-cell table:style-name="ce5" office:value-type="float" office:value="0.039077106">
            <text:p>0.039077106</text:p>
          </table:table-cell>
          <table:table-cell table:style-name="ce5" office:value-type="float" office:value="0.036709616">
            <text:p>0.03670961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0">
            <text:p>120</text:p>
          </table:table-cell>
          <table:table-cell office:value-type="float" office:value="0.183201338">
            <text:p>0.183201338</text:p>
          </table:table-cell>
          <table:table-cell office:value-type="float" office:value="0.099874526">
            <text:p>0.099874526</text:p>
          </table:table-cell>
          <table:table-cell office:value-type="float" office:value="0.072437211">
            <text:p>0.072437211</text:p>
          </table:table-cell>
          <table:table-cell office:value-type="float" office:value="0.055806018">
            <text:p>0.055806018</text:p>
          </table:table-cell>
          <table:table-cell table:style-name="Default" office:value-type="float" office:value="0.053688277">
            <text:p>0.053688277</text:p>
          </table:table-cell>
          <table:table-cell table:style-name="Default" office:value-type="float" office:value="0.05154569">
            <text:p>0.05154569</text:p>
          </table:table-cell>
          <table:table-cell table:style-name="ce5" office:value-type="float" office:value="0.050120834">
            <text:p>0.050120834</text:p>
          </table:table-cell>
          <table:table-cell table:style-name="ce5" office:value-type="float" office:value="0.047715154">
            <text:p>0.04771515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51">
            <text:p>151</text:p>
          </table:table-cell>
          <table:table-cell office:value-type="float" office:value="0.226426471">
            <text:p>0.226426471</text:p>
          </table:table-cell>
          <table:table-cell office:value-type="float" office:value="0.122806212">
            <text:p>0.122806212</text:p>
          </table:table-cell>
          <table:table-cell office:value-type="float" office:value="0.091886299">
            <text:p>0.091886299</text:p>
          </table:table-cell>
          <table:table-cell office:value-type="float" office:value="0.069731233">
            <text:p>0.069731233</text:p>
          </table:table-cell>
          <table:table-cell table:style-name="Default" office:value-type="float" office:value="0.066502704">
            <text:p>0.066502704</text:p>
          </table:table-cell>
          <table:table-cell table:style-name="Default" office:value-type="float" office:value="0.06365389">
            <text:p>0.06365389</text:p>
          </table:table-cell>
          <table:table-cell table:style-name="ce5" office:value-type="float" office:value="0.061602478">
            <text:p>0.061602478</text:p>
          </table:table-cell>
          <table:table-cell table:style-name="ce5" office:value-type="float" office:value="0.058522517">
            <text:p>0.05852251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1">
            <text:p>181</text:p>
          </table:table-cell>
          <table:table-cell office:value-type="float" office:value="0.271364955">
            <text:p>0.271364955</text:p>
          </table:table-cell>
          <table:table-cell office:value-type="float" office:value="0.147264578">
            <text:p>0.147264578</text:p>
          </table:table-cell>
          <table:table-cell office:value-type="float" office:value="0.109219057">
            <text:p>0.109219057</text:p>
          </table:table-cell>
          <table:table-cell office:value-type="float" office:value="0.084503843">
            <text:p>0.084503843</text:p>
          </table:table-cell>
          <table:table-cell table:style-name="Default" office:value-type="float" office:value="0.080654404">
            <text:p>0.080654404</text:p>
          </table:table-cell>
          <table:table-cell table:style-name="Default" office:value-type="float" office:value="0.074825057">
            <text:p>0.074825057</text:p>
          </table:table-cell>
          <table:table-cell table:style-name="ce5" office:value-type="float" office:value="0.073207971">
            <text:p>0.073207971</text:p>
          </table:table-cell>
          <table:table-cell table:style-name="ce5" office:value-type="float" office:value="0.069336807">
            <text:p>0.06933680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2">
            <text:p>212</text:p>
          </table:table-cell>
          <table:table-cell office:value-type="float" office:value="0.316845148">
            <text:p>0.316845148</text:p>
          </table:table-cell>
          <table:table-cell office:value-type="float" office:value="0.169956264">
            <text:p>0.169956264</text:p>
          </table:table-cell>
          <table:table-cell office:value-type="float" office:value="0.126758929">
            <text:p>0.126758929</text:p>
          </table:table-cell>
          <table:table-cell office:value-type="float" office:value="0.100652043">
            <text:p>0.100652043</text:p>
          </table:table-cell>
          <table:table-cell table:style-name="Default" office:value-type="float" office:value="0.092285856">
            <text:p>0.092285856</text:p>
          </table:table-cell>
          <table:table-cell table:style-name="Default" office:value-type="float" office:value="0.085807416">
            <text:p>0.085807416</text:p>
          </table:table-cell>
          <table:table-cell table:style-name="ce5" office:value-type="float" office:value="0.085403412">
            <text:p>0.085403412</text:p>
          </table:table-cell>
          <table:table-cell table:style-name="ce5" office:value-type="float" office:value="0.079890872">
            <text:p>0.07989087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43">
            <text:p>243</text:p>
          </table:table-cell>
          <table:table-cell office:value-type="float" office:value="0.359112337">
            <text:p>0.359112337</text:p>
          </table:table-cell>
          <table:table-cell office:value-type="float" office:value="0.191045318">
            <text:p>0.191045318</text:p>
          </table:table-cell>
          <table:table-cell office:value-type="float" office:value="0.141125909">
            <text:p>0.141125909</text:p>
          </table:table-cell>
          <table:table-cell office:value-type="float" office:value="0.111300234">
            <text:p>0.111300234</text:p>
          </table:table-cell>
          <table:table-cell table:style-name="Default" office:value-type="float" office:value="0.107170255">
            <text:p>0.107170255</text:p>
          </table:table-cell>
          <table:table-cell table:style-name="Default" office:value-type="float" office:value="0.099297323">
            <text:p>0.099297323</text:p>
          </table:table-cell>
          <table:table-cell table:style-name="ce5" office:value-type="float" office:value="0.096031888">
            <text:p>0.096031888</text:p>
          </table:table-cell>
          <table:table-cell table:style-name="ce5" office:value-type="float" office:value="0.090087801">
            <text:p>0.09008780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73">
            <text:p>273</text:p>
          </table:table-cell>
          <table:table-cell office:value-type="float" office:value="0.400843162">
            <text:p>0.400843162</text:p>
          </table:table-cell>
          <table:table-cell office:value-type="float" office:value="0.211894715">
            <text:p>0.211894715</text:p>
          </table:table-cell>
          <table:table-cell office:value-type="float" office:value="0.163617496">
            <text:p>0.163617496</text:p>
          </table:table-cell>
          <table:table-cell office:value-type="float" office:value="0.130251747">
            <text:p>0.130251747</text:p>
          </table:table-cell>
          <table:table-cell table:style-name="Default" office:value-type="float" office:value="0.118805854">
            <text:p>0.118805854</text:p>
          </table:table-cell>
          <table:table-cell table:style-name="Default" office:value-type="float" office:value="0.109660781">
            <text:p>0.109660781</text:p>
          </table:table-cell>
          <table:table-cell table:style-name="ce5" office:value-type="float" office:value="0.106173608">
            <text:p>0.106173608</text:p>
          </table:table-cell>
          <table:table-cell table:style-name="ce5" office:value-type="float" office:value="0.100285074">
            <text:p>0.10028507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04">
            <text:p>304</text:p>
          </table:table-cell>
          <table:table-cell office:value-type="float" office:value="0.444412941">
            <text:p>0.444412941</text:p>
          </table:table-cell>
          <table:table-cell office:value-type="float" office:value="0.240501963">
            <text:p>0.240501963</text:p>
          </table:table-cell>
          <table:table-cell office:value-type="float" office:value="0.17986316">
            <text:p>0.17986316</text:p>
          </table:table-cell>
          <table:table-cell office:value-type="float" office:value="0.141080749">
            <text:p>0.141080749</text:p>
          </table:table-cell>
          <table:table-cell table:style-name="Default" office:value-type="float" office:value="0.129430481">
            <text:p>0.129430481</text:p>
          </table:table-cell>
          <table:table-cell table:style-name="Default" office:value-type="float" office:value="0.122141082">
            <text:p>0.122141082</text:p>
          </table:table-cell>
          <table:table-cell table:style-name="ce5" office:value-type="float" office:value="0.11953975">
            <text:p>0.11953975</text:p>
          </table:table-cell>
          <table:table-cell table:style-name="ce5" office:value-type="float" office:value="0.110415162">
            <text:p>0.11041516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34">
            <text:p>334</text:p>
          </table:table-cell>
          <table:table-cell office:value-type="float" office:value="0.483814978">
            <text:p>0.483814978</text:p>
          </table:table-cell>
          <table:table-cell office:value-type="float" office:value="0.26070881">
            <text:p>0.26070881</text:p>
          </table:table-cell>
          <table:table-cell office:value-type="float" office:value="0.198672606">
            <text:p>0.198672606</text:p>
          </table:table-cell>
          <table:table-cell office:value-type="float" office:value="0.152525188">
            <text:p>0.152525188</text:p>
          </table:table-cell>
          <table:table-cell table:style-name="Default" office:value-type="float" office:value="0.141766663">
            <text:p>0.141766663</text:p>
          </table:table-cell>
          <table:table-cell table:style-name="Default" office:value-type="float" office:value="0.135469463">
            <text:p>0.135469463</text:p>
          </table:table-cell>
          <table:table-cell table:style-name="ce5" office:value-type="float" office:value="0.129067446">
            <text:p>0.129067446</text:p>
          </table:table-cell>
          <table:table-cell table:style-name="ce5" office:value-type="float" office:value="0.120573903">
            <text:p>0.12057390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office:value-type="float" office:value="0.528797425">
            <text:p>0.528797425</text:p>
          </table:table-cell>
          <table:table-cell office:value-type="float" office:value="0.285984465">
            <text:p>0.285984465</text:p>
          </table:table-cell>
          <table:table-cell office:value-type="float" office:value="0.20800388">
            <text:p>0.20800388</text:p>
          </table:table-cell>
          <table:table-cell office:value-type="float" office:value="0.171899565">
            <text:p>0.171899565</text:p>
          </table:table-cell>
          <table:table-cell table:style-name="Default" office:value-type="float" office:value="0.156771574">
            <text:p>0.156771574</text:p>
          </table:table-cell>
          <table:table-cell table:style-name="Default" office:value-type="float" office:value="0.14312921">
            <text:p>0.14312921</text:p>
          </table:table-cell>
          <table:table-cell table:style-name="ce5" office:value-type="float" office:value="0.141902871">
            <text:p>0.141902871</text:p>
          </table:table-cell>
          <table:table-cell table:style-name="ce5" office:value-type="float" office:value="0.131699697">
            <text:p>0.131699697</text:p>
          </table:table-cell>
          <table:table-cell table:style-name="ce8">
            <draw:frame table:end-cell-address="Sheet1.Q60" table:end-x="0.5268in" table:end-y="0.1366in" draw:z-index="2" draw:style-name="gr1" draw:text-style-name="P1" svg:width="6.3in" svg:height="3.5354in" svg:x="0.45in" svg:y="0.1571in">
              <draw:object draw:notify-on-update-of-ranges="Sheet1.A42:Sheet1.A53 Sheet1.B41:Sheet1.B41 Sheet1.B42:Sheet1.B53 Sheet1.C41:Sheet1.C41 Sheet1.C42:Sheet1.C53 Sheet1.D41:Sheet1.D41 Sheet1.D42:Sheet1.D53 Sheet1.E41:Sheet1.E41 Sheet1.E42:Sheet1.E53 Sheet1.F41:Sheet1.F41 Sheet1.F42:Sheet1.F53 Sheet1.G41:Sheet1.G41 Sheet1.G42:Sheet1.G53 Sheet1.H41:Sheet1.H41 Sheet1.H42:Sheet1.H53 Sheet1.I41:Sheet1.I41 Sheet1.I42:Sheet1.I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office:value-type="float" office:value="0.528074092">
            <text:p>0.528074092</text:p>
          </table:table-cell>
          <table:table-cell office:value-type="float" office:value="0.288132014">
            <text:p>0.288132014</text:p>
          </table:table-cell>
          <table:table-cell office:value-type="float" office:value="0.209865969">
            <text:p>0.209865969</text:p>
          </table:table-cell>
          <table:table-cell office:value-type="float" office:value="0.16526345">
            <text:p>0.16526345</text:p>
          </table:table-cell>
          <table:table-cell table:style-name="Default" office:value-type="float" office:value="0.156771831">
            <text:p>0.156771831</text:p>
          </table:table-cell>
          <table:table-cell table:style-name="Default" office:value-type="float" office:value="0.145865936">
            <text:p>0.145865936</text:p>
          </table:table-cell>
          <table:table-cell table:style-name="ce5" office:value-type="float" office:value="0.139792015">
            <text:p>0.139792015</text:p>
          </table:table-cell>
          <table:table-cell table:style-name="ce5" office:value-type="float" office:value="0.132135989">
            <text:p>0.132135989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730">
            <text:p>730</text:p>
          </table:table-cell>
          <table:table-cell office:value-type="float" office:value="1.04619168">
            <text:p>1.04619168</text:p>
          </table:table-cell>
          <table:table-cell office:value-type="float" office:value="0.570402777">
            <text:p>0.570402777</text:p>
          </table:table-cell>
          <table:table-cell office:value-type="float" office:value="0.445313879">
            <text:p>0.445313879</text:p>
          </table:table-cell>
          <table:table-cell office:value-type="float" office:value="0.359680988">
            <text:p>0.359680988</text:p>
          </table:table-cell>
          <table:table-cell table:style-name="Default" office:value-type="float" office:value="0.319230086">
            <text:p>0.319230086</text:p>
          </table:table-cell>
          <table:table-cell table:style-name="Default" office:value-type="float" office:value="0.290014716">
            <text:p>0.290014716</text:p>
          </table:table-cell>
          <table:table-cell table:style-name="ce5" office:value-type="float" office:value="0.275427023">
            <text:p>0.275427023</text:p>
          </table:table-cell>
          <table:table-cell table:style-name="ce5" office:value-type="float" office:value="0.260159831">
            <text:p>0.26015983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096">
            <text:p>1096</text:p>
          </table:table-cell>
          <table:table-cell office:value-type="float" office:value="1.56415279">
            <text:p>1.56415279</text:p>
          </table:table-cell>
          <table:table-cell office:value-type="float" office:value="0.860131906">
            <text:p>0.860131906</text:p>
          </table:table-cell>
          <table:table-cell office:value-type="float" office:value="0.677757949">
            <text:p>0.677757949</text:p>
          </table:table-cell>
          <table:table-cell office:value-type="float" office:value="0.545549687">
            <text:p>0.545549687</text:p>
          </table:table-cell>
          <table:table-cell table:style-name="Default" office:value-type="float" office:value="0.483303847">
            <text:p>0.483303847</text:p>
          </table:table-cell>
          <table:table-cell table:style-name="Default" office:value-type="float" office:value="0.428740932">
            <text:p>0.428740932</text:p>
          </table:table-cell>
          <table:table-cell table:style-name="ce5" office:value-type="float" office:value="0.418504059">
            <text:p>0.418504059</text:p>
          </table:table-cell>
          <table:table-cell table:style-name="ce5" office:value-type="float" office:value="0.388057773">
            <text:p>0.38805777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461">
            <text:p>1461</text:p>
          </table:table-cell>
          <table:table-cell office:value-type="float" office:value="2.092938284">
            <text:p>2.092938284</text:p>
          </table:table-cell>
          <table:table-cell office:value-type="float" office:value="1.169099289">
            <text:p>1.169099289</text:p>
          </table:table-cell>
          <table:table-cell office:value-type="float" office:value="0.919392681">
            <text:p>0.919392681</text:p>
          </table:table-cell>
          <table:table-cell office:value-type="float" office:value="0.736332425">
            <text:p>0.736332425</text:p>
          </table:table-cell>
          <table:table-cell table:style-name="Default" office:value-type="float" office:value="0.631142164">
            <text:p>0.631142164</text:p>
          </table:table-cell>
          <table:table-cell table:style-name="Default" office:value-type="float" office:value="0.583788421">
            <text:p>0.583788421</text:p>
          </table:table-cell>
          <table:table-cell table:style-name="ce5" office:value-type="float" office:value="0.556159389">
            <text:p>0.556159389</text:p>
          </table:table-cell>
          <table:table-cell table:style-name="ce5" office:value-type="float" office:value="0.518368493">
            <text:p>0.51836849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26">
            <text:p>1826</text:p>
          </table:table-cell>
          <table:table-cell office:value-type="float" office:value="2.650008361">
            <text:p>2.650008361</text:p>
          </table:table-cell>
          <table:table-cell office:value-type="float" office:value="1.446224524">
            <text:p>1.446224524</text:p>
          </table:table-cell>
          <table:table-cell office:value-type="float" office:value="1.150269614">
            <text:p>1.150269614</text:p>
          </table:table-cell>
          <table:table-cell office:value-type="float" office:value="0.924034476">
            <text:p>0.924034476</text:p>
          </table:table-cell>
          <table:table-cell table:style-name="Default" office:value-type="float" office:value="0.794385635">
            <text:p>0.794385635</text:p>
          </table:table-cell>
          <table:table-cell table:style-name="Default" office:value-type="float" office:value="0.725045278">
            <text:p>0.725045278</text:p>
          </table:table-cell>
          <table:table-cell table:style-name="ce5" office:value-type="float" office:value="0.699937434">
            <text:p>0.699937434</text:p>
          </table:table-cell>
          <table:table-cell table:style-name="ce5" office:value-type="float" office:value="0.650545066">
            <text:p>0.65054506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91">
            <text:p>2191</text:p>
          </table:table-cell>
          <table:table-cell office:value-type="float" office:value="3.163438823">
            <text:p>3.163438823</text:p>
          </table:table-cell>
          <table:table-cell office:value-type="float" office:value="1.722589605">
            <text:p>1.722589605</text:p>
          </table:table-cell>
          <table:table-cell office:value-type="float" office:value="1.379450987">
            <text:p>1.379450987</text:p>
          </table:table-cell>
          <table:table-cell office:value-type="float" office:value="1.125702325">
            <text:p>1.125702325</text:p>
          </table:table-cell>
          <table:table-cell table:style-name="Default" office:value-type="float" office:value="0.965612415">
            <text:p>0.965612415</text:p>
          </table:table-cell>
          <table:table-cell table:style-name="Default" office:value-type="float" office:value="0.879226383">
            <text:p>0.879226383</text:p>
          </table:table-cell>
          <table:table-cell table:style-name="ce5" office:value-type="float" office:value="0.83807088">
            <text:p>0.83807088</text:p>
          </table:table-cell>
          <table:table-cell table:style-name="ce5" office:value-type="float" office:value="0.788031643">
            <text:p>0.78803164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557">
            <text:p>2557</text:p>
          </table:table-cell>
          <table:table-cell office:value-type="float" office:value="3.712095498">
            <text:p>3.712095498</text:p>
          </table:table-cell>
          <table:table-cell office:value-type="float" office:value="2.233091153">
            <text:p>2.233091153</text:p>
          </table:table-cell>
          <table:table-cell office:value-type="float" office:value="1.754540762">
            <text:p>1.754540762</text:p>
          </table:table-cell>
          <table:table-cell office:value-type="float" office:value="1.374148809">
            <text:p>1.374148809</text:p>
          </table:table-cell>
          <table:table-cell table:style-name="Default" office:value-type="float" office:value="1.192122278">
            <text:p>1.192122278</text:p>
          </table:table-cell>
          <table:table-cell table:style-name="Default" office:value-type="float" office:value="1.111228217">
            <text:p>1.111228217</text:p>
          </table:table-cell>
          <table:table-cell table:style-name="ce5" office:value-type="float" office:value="1.02646868">
            <text:p>1.02646868</text:p>
          </table:table-cell>
          <table:table-cell table:style-name="ce5" office:value-type="float" office:value="0.982542495">
            <text:p>0.98254249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922">
            <text:p>2922</text:p>
          </table:table-cell>
          <table:table-cell office:value-type="float" office:value="4.956108369">
            <text:p>4.956108369</text:p>
          </table:table-cell>
          <table:table-cell office:value-type="float" office:value="2.93400073">
            <text:p>2.93400073</text:p>
          </table:table-cell>
          <table:table-cell office:value-type="float" office:value="2.083447196">
            <text:p>2.083447196</text:p>
          </table:table-cell>
          <table:table-cell office:value-type="float" office:value="1.639778159">
            <text:p>1.639778159</text:p>
          </table:table-cell>
          <table:table-cell table:style-name="Default" office:value-type="float" office:value="1.329312534">
            <text:p>1.329312534</text:p>
          </table:table-cell>
          <table:table-cell table:style-name="Default" office:value-type="float" office:value="1.217432445">
            <text:p>1.217432445</text:p>
          </table:table-cell>
          <table:table-cell table:style-name="ce5" office:value-type="float" office:value="1.167469587">
            <text:p>1.167469587</text:p>
          </table:table-cell>
          <table:table-cell table:style-name="ce5" office:value-type="float" office:value="1.08948032">
            <text:p>1.0894803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287">
            <text:p>3287</text:p>
          </table:table-cell>
          <table:table-cell office:value-type="float" office:value="5.118267353">
            <text:p>5.118267353</text:p>
          </table:table-cell>
          <table:table-cell office:value-type="float" office:value="2.925219376">
            <text:p>2.925219376</text:p>
          </table:table-cell>
          <table:table-cell office:value-type="float" office:value="2.208729394">
            <text:p>2.208729394</text:p>
          </table:table-cell>
          <table:table-cell office:value-type="float" office:value="1.775589146">
            <text:p>1.775589146</text:p>
          </table:table-cell>
          <table:table-cell table:style-name="Default" office:value-type="float" office:value="1.554237">
            <text:p>1.554237</text:p>
          </table:table-cell>
          <table:table-cell table:style-name="Default" office:value-type="float" office:value="1.402450199">
            <text:p>1.402450199</text:p>
          </table:table-cell>
          <table:table-cell table:style-name="ce5" office:value-type="float" office:value="1.354475117">
            <text:p>1.354475117</text:p>
          </table:table-cell>
          <table:table-cell table:style-name="ce5" office:value-type="float" office:value="1.268066676">
            <text:p>1.26806667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2">
            <text:p>3652</text:p>
          </table:table-cell>
          <table:table-cell office:value-type="float" office:value="5.821989051">
            <text:p>5.821989051</text:p>
          </table:table-cell>
          <table:table-cell office:value-type="float" office:value="3.408100187">
            <text:p>3.408100187</text:p>
          </table:table-cell>
          <table:table-cell office:value-type="float" office:value="2.556109567">
            <text:p>2.556109567</text:p>
          </table:table-cell>
          <table:table-cell office:value-type="float" office:value="2.050532408">
            <text:p>2.050532408</text:p>
          </table:table-cell>
          <table:table-cell table:style-name="Default" office:value-type="float" office:value="1.75864799">
            <text:p>1.75864799</text:p>
          </table:table-cell>
          <table:table-cell table:style-name="Default" office:value-type="float" office:value="1.600648366">
            <text:p>1.600648366</text:p>
          </table:table-cell>
          <table:table-cell table:style-name="ce5" office:value-type="float" office:value="1.545924183">
            <text:p>1.545924183</text:p>
          </table:table-cell>
          <table:table-cell table:style-name="ce5" office:value-type="float" office:value="1.433903225">
            <text:p>1.43390322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018">
            <text:p>4018</text:p>
          </table:table-cell>
          <table:table-cell office:value-type="float" office:value="6.65985701">
            <text:p>6.65985701</text:p>
          </table:table-cell>
          <table:table-cell office:value-type="float" office:value="3.796622477">
            <text:p>3.796622477</text:p>
          </table:table-cell>
          <table:table-cell office:value-type="float" office:value="2.866761349">
            <text:p>2.866761349</text:p>
          </table:table-cell>
          <table:table-cell office:value-type="float" office:value="2.314545697">
            <text:p>2.314545697</text:p>
          </table:table-cell>
          <table:table-cell table:style-name="Default" office:value-type="float" office:value="2.009290134">
            <text:p>2.009290134</text:p>
          </table:table-cell>
          <table:table-cell table:style-name="Default" office:value-type="float" office:value="1.810033652">
            <text:p>1.810033652</text:p>
          </table:table-cell>
          <table:table-cell table:style-name="ce5" office:value-type="float" office:value="1.728236429">
            <text:p>1.728236429</text:p>
          </table:table-cell>
          <table:table-cell table:style-name="ce5" office:value-type="float" office:value="1.627861762">
            <text:p>1.62786176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383">
            <text:p>4383</text:p>
          </table:table-cell>
          <table:table-cell office:value-type="float" office:value="7.388777043">
            <text:p>7.388777043</text:p>
          </table:table-cell>
          <table:table-cell office:value-type="float" office:value="4.179021195">
            <text:p>4.179021195</text:p>
          </table:table-cell>
          <table:table-cell office:value-type="float" office:value="3.211138966">
            <text:p>3.211138966</text:p>
          </table:table-cell>
          <table:table-cell office:value-type="float" office:value="2.563780561">
            <text:p>2.563780561</text:p>
          </table:table-cell>
          <table:table-cell table:style-name="Default" office:value-type="float" office:value="2.230293614">
            <text:p>2.230293614</text:p>
          </table:table-cell>
          <table:table-cell table:style-name="Default" office:value-type="float" office:value="2.024921558">
            <text:p>2.024921558</text:p>
          </table:table-cell>
          <table:table-cell table:style-name="ce5" office:value-type="float" office:value="1.938214016">
            <text:p>1.938214016</text:p>
          </table:table-cell>
          <table:table-cell table:style-name="ce5" office:value-type="float" office:value="1.797406708">
            <text:p>1.79740670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number-columns-repeated="1015"/>
        </table:table-row>
        <table:table-row table:style-name="ro1">
          <table:table-cell office:value-type="float" office:value="15340">
            <text:p>15340</text:p>
          </table:table-cell>
          <table:table-cell office:value-type="float" office:value="95.027947506">
            <text:p>95.027947506</text:p>
          </table:table-cell>
          <table:table-cell office:value-type="float" office:value="54.940180496">
            <text:p>54.940180496</text:p>
          </table:table-cell>
          <table:table-cell office:value-type="float" office:value="42.072008873">
            <text:p>42.072008873</text:p>
          </table:table-cell>
          <table:table-cell office:value-type="float" office:value="36.079418528">
            <text:p>36.079418528</text:p>
          </table:table-cell>
          <table:table-cell table:style-name="Default" office:value-type="float" office:value="32.92398474">
            <text:p>32.92398474</text:p>
          </table:table-cell>
          <table:table-cell table:style-name="Default" office:value-type="float" office:value="31.491638132">
            <text:p>31.491638132</text:p>
          </table:table-cell>
          <table:table-cell table:style-name="ce5" office:value-type="float" office:value="31.253169362">
            <text:p>31.253169362</text:p>
          </table:table-cell>
          <table:table-cell table:style-name="ce5" office:value-type="float" office:value="30.978400456">
            <text:p>30.978400456</text:p>
          </table:table-cell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.R81" table:end-x="0.0878in" table:end-y="0.115in" draw:z-index="3" draw:style-name="gr1" draw:text-style-name="P1" svg:width="6.3in" svg:height="3.5457in" svg:x="0.011in" svg:y="0.1256in">
              <draw:object draw:notify-on-update-of-ranges="Sheet1.B54:Sheet1.I54 Sheet1.A55:Sheet1.A55 Sheet1.B55:Sheet1.I5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6"/>
          <table:table-cell table:style-name="Default"/>
          <table:table-cell table:style-name="ce6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5">
          <table:table-cell/>
          <table:table-cell table:style-name="Default" table:number-columns-repeated="2"/>
          <table:table-cell table:style-name="ce6"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12">
          <table:table-cell table:number-columns-repeated="2"/>
          <table:table-cell table:style-name="Default"/>
          <table:table-cell table:style-name="ce6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19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 table:number-rows-repeated="13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12">
            <text:p>21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43">
            <text:p>24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73">
            <text:p>27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04">
            <text:p>304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34">
            <text:p>334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">
            <text:p>36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730">
            <text:p>73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096">
            <text:p>109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461">
            <text:p>146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826">
            <text:p>182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191">
            <text:p>219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557">
            <text:p>2557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2922">
            <text:p>292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287">
            <text:p>3287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3652">
            <text:p>365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4018">
            <text:p>4018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4383">
            <text:p>438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float" office:value="15340">
            <text:p>1534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5/25/2014</text:date>, <text:time>16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5-18T01:28:52.02</meta:creation-date>
    <dc:date>2014-05-25T16:37:23.18</dc:date>
    <dc:creator>Ivan Sidarau</dc:creator>
    <meta:editing-duration>PT10H49M47S</meta:editing-duration>
    <meta:editing-cycles>35</meta:editing-cycles>
    <meta:generator>OpenOffice/4.0.1$Win32 OpenOffice.org_project/401m5$Build-9714</meta:generator>
    <meta:document-statistic meta:table-count="3" meta:cell-count="4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045cm" svg:y="2.344cm" style:legend-expansion="high" chart:style-name="ch2"/>
        <chart:plot-area chart:style-name="ch3" table:cell-range-address="Sheet1.A6:Sheet1.I27 Sheet1.B5:Sheet1.I5" chart:data-source-has-labels="both" svg:x="0.77cm" svg:y="0.851cm" svg:width="11.635cm" svg:height="7.53cm">
          <chartooo:coordinate-region svg:x="1.682cm" svg:y="1.064cm" svg:width="10.536cm" svg:height="6.644cm"/>
          <chart:axis chart:dimension="x" chart:name="primary-x" chart:style-name="ch4" chartooo:axis-type="auto">
            <chartooo:date-scale/>
            <chart:categories table:cell-range-address="Sheet1.A6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27" chart:label-cell-address="Sheet1.B5:Sheet1.B5" chart:class="chart:line">
            <chart:data-point chart:repeated="22"/>
          </chart:series>
          <chart:series chart:style-name="ch7" chart:values-cell-range-address="Sheet1.C6:Sheet1.C27" chart:label-cell-address="Sheet1.C5:Sheet1.C5" chart:class="chart:line">
            <chart:data-point chart:repeated="22"/>
          </chart:series>
          <chart:series chart:style-name="ch8" chart:values-cell-range-address="Sheet1.D6:Sheet1.D27" chart:label-cell-address="Sheet1.D5:Sheet1.D5" chart:class="chart:line">
            <chart:data-point chart:repeated="22"/>
          </chart:series>
          <chart:series chart:style-name="ch9" chart:values-cell-range-address="Sheet1.E6:Sheet1.E27" chart:label-cell-address="Sheet1.E5:Sheet1.E5" chart:class="chart:line">
            <chart:data-point chart:repeated="22"/>
          </chart:series>
          <chart:series chart:style-name="ch10" chart:values-cell-range-address="Sheet1.F6:Sheet1.F27" chart:label-cell-address="Sheet1.F5:Sheet1.F5" chart:class="chart:line">
            <chart:data-point chart:repeated="22"/>
          </chart:series>
          <chart:series chart:style-name="ch11" chart:values-cell-range-address="Sheet1.G6:Sheet1.G27" chart:label-cell-address="Sheet1.G5:Sheet1.G5" chart:class="chart:line">
            <chart:data-point chart:repeated="22"/>
          </chart:series>
          <chart:series chart:style-name="ch12" chart:values-cell-range-address="Sheet1.H6:Sheet1.H27" chart:label-cell-address="Sheet1.H5:Sheet1.H5" chart:class="chart:line">
            <chart:data-point chart:repeated="22"/>
          </chart:series>
          <chart:series chart:style-name="ch13" chart:values-cell-range-address="Sheet1.I6:Sheet1.I27" chart:label-cell-address="Sheet1.I5:Sheet1.I5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5:Sheet1.B5</svg:desc>
                </draw:g>
              </table:table-cell>
              <table:table-cell office:value-type="string">
                <text:p>Threads: 2</text:p>
                <draw:g>
                  <svg:desc>Sheet1.C5:Sheet1.C5</svg:desc>
                </draw:g>
              </table:table-cell>
              <table:table-cell office:value-type="string">
                <text:p>Threads: 3</text:p>
                <draw:g>
                  <svg:desc>Sheet1.D5:Sheet1.D5</svg:desc>
                </draw:g>
              </table:table-cell>
              <table:table-cell office:value-type="string">
                <text:p>Threads: 4</text:p>
                <draw:g>
                  <svg:desc>Sheet1.E5:Sheet1.E5</svg:desc>
                </draw:g>
              </table:table-cell>
              <table:table-cell office:value-type="string">
                <text:p>Threads: 5</text:p>
                <draw:g>
                  <svg:desc>Sheet1.F5:Sheet1.F5</svg:desc>
                </draw:g>
              </table:table-cell>
              <table:table-cell office:value-type="string">
                <text:p>Threads: 6</text:p>
                <draw:g>
                  <svg:desc>Sheet1.G5:Sheet1.G5</svg:desc>
                </draw:g>
              </table:table-cell>
              <table:table-cell office:value-type="string">
                <text:p>Threads: 7</text:p>
                <draw:g>
                  <svg:desc>Sheet1.H5:Sheet1.H5</svg:desc>
                </draw:g>
              </table:table-cell>
              <table:table-cell office:value-type="string">
                <text:p>Threads: 8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6:Sheet1.A27</svg:desc>
                </draw:g>
              </table:table-cell>
              <table:table-cell office:value-type="float" office:value="0.049080352">
                <text:p>0.049080352</text:p>
                <draw:g>
                  <svg:desc>Sheet1.B6:Sheet1.B27</svg:desc>
                </draw:g>
              </table:table-cell>
              <table:table-cell office:value-type="float" office:value="0.025226133">
                <text:p>0.025226133</text:p>
                <draw:g>
                  <svg:desc>Sheet1.C6:Sheet1.C27</svg:desc>
                </draw:g>
              </table:table-cell>
              <table:table-cell office:value-type="float" office:value="0.016517565">
                <text:p>0.016517565</text:p>
                <draw:g>
                  <svg:desc>Sheet1.D6:Sheet1.D27</svg:desc>
                </draw:g>
              </table:table-cell>
              <table:table-cell office:value-type="float" office:value="0.01792044">
                <text:p>0.01792044</text:p>
                <draw:g>
                  <svg:desc>Sheet1.E6:Sheet1.E27</svg:desc>
                </draw:g>
              </table:table-cell>
              <table:table-cell office:value-type="float" office:value="0.012026775">
                <text:p>0.012026775</text:p>
                <draw:g>
                  <svg:desc>Sheet1.F6:Sheet1.F27</svg:desc>
                </draw:g>
              </table:table-cell>
              <table:table-cell office:value-type="float" office:value="0.011239464">
                <text:p>0.011239464</text:p>
                <draw:g>
                  <svg:desc>Sheet1.G6:Sheet1.G27</svg:desc>
                </draw:g>
              </table:table-cell>
              <table:table-cell office:value-type="float" office:value="0.011138153">
                <text:p>0.011138153</text:p>
                <draw:g>
                  <svg:desc>Sheet1.H6:Sheet1.H27</svg:desc>
                </draw:g>
              </table:table-cell>
              <table:table-cell office:value-type="float" office:value="0.010791283">
                <text:p>0.010791283</text:p>
                <draw:g>
                  <svg:desc>Sheet1.I6:Sheet1.I2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0623587">
                <text:p>0.040623587</text:p>
              </table:table-cell>
              <table:table-cell office:value-type="float" office:value="0.021709237">
                <text:p>0.021709237</text:p>
              </table:table-cell>
              <table:table-cell office:value-type="float" office:value="0.01552156">
                <text:p>0.01552156</text:p>
              </table:table-cell>
              <table:table-cell office:value-type="float" office:value="0.012249155">
                <text:p>0.012249155</text:p>
              </table:table-cell>
              <table:table-cell office:value-type="float" office:value="0.011421131">
                <text:p>0.011421131</text:p>
              </table:table-cell>
              <table:table-cell office:value-type="float" office:value="0.011014561">
                <text:p>0.011014561</text:p>
              </table:table-cell>
              <table:table-cell office:value-type="float" office:value="0.010292468">
                <text:p>0.010292468</text:p>
              </table:table-cell>
              <table:table-cell office:value-type="float" office:value="0.00988547">
                <text:p>0.009885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3550321">
                <text:p>0.043550321</text:p>
              </table:table-cell>
              <table:table-cell office:value-type="float" office:value="0.020574031">
                <text:p>0.020574031</text:p>
              </table:table-cell>
              <table:table-cell office:value-type="float" office:value="0.014866181">
                <text:p>0.014866181</text:p>
              </table:table-cell>
              <table:table-cell office:value-type="float" office:value="0.012211222">
                <text:p>0.012211222</text:p>
              </table:table-cell>
              <table:table-cell office:value-type="float" office:value="0.010968674">
                <text:p>0.010968674</text:p>
              </table:table-cell>
              <table:table-cell office:value-type="float" office:value="0.013347626">
                <text:p>0.013347626</text:p>
              </table:table-cell>
              <table:table-cell office:value-type="float" office:value="0.011121346">
                <text:p>0.011121346</text:p>
              </table:table-cell>
              <table:table-cell office:value-type="float" office:value="0.010570999">
                <text:p>0.0105709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3961873">
                <text:p>0.03961873</text:p>
              </table:table-cell>
              <table:table-cell office:value-type="float" office:value="0.022734195">
                <text:p>0.022734195</text:p>
              </table:table-cell>
              <table:table-cell office:value-type="float" office:value="0.017000942">
                <text:p>0.017000942</text:p>
              </table:table-cell>
              <table:table-cell office:value-type="float" office:value="0.01263323">
                <text:p>0.01263323</text:p>
              </table:table-cell>
              <table:table-cell office:value-type="float" office:value="0.011738536">
                <text:p>0.011738536</text:p>
              </table:table-cell>
              <table:table-cell office:value-type="float" office:value="0.011223727">
                <text:p>0.011223727</text:p>
              </table:table-cell>
              <table:table-cell office:value-type="float" office:value="0.011031026">
                <text:p>0.011031026</text:p>
              </table:table-cell>
              <table:table-cell office:value-type="float" office:value="0.010626851">
                <text:p>0.0106268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0227024">
                <text:p>0.040227024</text:p>
              </table:table-cell>
              <table:table-cell office:value-type="float" office:value="0.021754954">
                <text:p>0.021754954</text:p>
              </table:table-cell>
              <table:table-cell office:value-type="float" office:value="0.01568424">
                <text:p>0.01568424</text:p>
              </table:table-cell>
              <table:table-cell office:value-type="float" office:value="0.012999644">
                <text:p>0.012999644</text:p>
              </table:table-cell>
              <table:table-cell office:value-type="float" office:value="0.012679802">
                <text:p>0.012679802</text:p>
              </table:table-cell>
              <table:table-cell office:value-type="float" office:value="0.012007445">
                <text:p>0.012007445</text:p>
              </table:table-cell>
              <table:table-cell office:value-type="float" office:value="0.011392051">
                <text:p>0.011392051</text:p>
              </table:table-cell>
              <table:table-cell office:value-type="float" office:value="0.013055624">
                <text:p>0.0130556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184116">
                <text:p>0.04184116</text:p>
              </table:table-cell>
              <table:table-cell office:value-type="float" office:value="0.022116406">
                <text:p>0.022116406</text:p>
              </table:table-cell>
              <table:table-cell office:value-type="float" office:value="0.016069469">
                <text:p>0.016069469</text:p>
              </table:table-cell>
              <table:table-cell office:value-type="float" office:value="0.014269689">
                <text:p>0.014269689</text:p>
              </table:table-cell>
              <table:table-cell office:value-type="float" office:value="0.013356179">
                <text:p>0.013356179</text:p>
              </table:table-cell>
              <table:table-cell office:value-type="float" office:value="0.013109636">
                <text:p>0.013109636</text:p>
              </table:table-cell>
              <table:table-cell office:value-type="float" office:value="0.011896554">
                <text:p>0.011896554</text:p>
              </table:table-cell>
              <table:table-cell office:value-type="float" office:value="0.011402144">
                <text:p>0.0114021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3495453">
                <text:p>0.043495453</text:p>
              </table:table-cell>
              <table:table-cell office:value-type="float" office:value="0.025782724">
                <text:p>0.025782724</text:p>
              </table:table-cell>
              <table:table-cell office:value-type="float" office:value="0.016690979">
                <text:p>0.016690979</text:p>
              </table:table-cell>
              <table:table-cell office:value-type="float" office:value="0.013545929">
                <text:p>0.013545929</text:p>
              </table:table-cell>
              <table:table-cell office:value-type="float" office:value="0.013569407">
                <text:p>0.013569407</text:p>
              </table:table-cell>
              <table:table-cell office:value-type="float" office:value="0.012623437">
                <text:p>0.012623437</text:p>
              </table:table-cell>
              <table:table-cell office:value-type="float" office:value="0.012283281">
                <text:p>0.012283281</text:p>
              </table:table-cell>
              <table:table-cell office:value-type="float" office:value="0.01301675">
                <text:p>0.013016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43893641">
                <text:p>0.043893641</text:p>
              </table:table-cell>
              <table:table-cell office:value-type="float" office:value="0.024320533">
                <text:p>0.024320533</text:p>
              </table:table-cell>
              <table:table-cell office:value-type="float" office:value="0.017249452">
                <text:p>0.017249452</text:p>
              </table:table-cell>
              <table:table-cell office:value-type="float" office:value="0.013426913">
                <text:p>0.013426913</text:p>
              </table:table-cell>
              <table:table-cell office:value-type="float" office:value="0.013271717">
                <text:p>0.013271717</text:p>
              </table:table-cell>
              <table:table-cell office:value-type="float" office:value="0.012779231">
                <text:p>0.012779231</text:p>
              </table:table-cell>
              <table:table-cell office:value-type="float" office:value="0.012475896">
                <text:p>0.012475896</text:p>
              </table:table-cell>
              <table:table-cell office:value-type="float" office:value="0.011972035">
                <text:p>0.0119720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4213483">
                <text:p>0.044213483</text:p>
              </table:table-cell>
              <table:table-cell office:value-type="float" office:value="0.02512542">
                <text:p>0.02512542</text:p>
              </table:table-cell>
              <table:table-cell office:value-type="float" office:value="0.017948794">
                <text:p>0.017948794</text:p>
              </table:table-cell>
              <table:table-cell office:value-type="float" office:value="0.014162691">
                <text:p>0.014162691</text:p>
              </table:table-cell>
              <table:table-cell office:value-type="float" office:value="0.013501495">
                <text:p>0.013501495</text:p>
              </table:table-cell>
              <table:table-cell office:value-type="float" office:value="0.013124219">
                <text:p>0.013124219</text:p>
              </table:table-cell>
              <table:table-cell office:value-type="float" office:value="0.012587001">
                <text:p>0.012587001</text:p>
              </table:table-cell>
              <table:table-cell office:value-type="float" office:value="0.012812374">
                <text:p>0.0128123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46694729">
                <text:p>0.046694729</text:p>
              </table:table-cell>
              <table:table-cell office:value-type="float" office:value="0.024481716">
                <text:p>0.024481716</text:p>
              </table:table-cell>
              <table:table-cell office:value-type="float" office:value="0.018596604">
                <text:p>0.018596604</text:p>
              </table:table-cell>
              <table:table-cell office:value-type="float" office:value="0.01431857">
                <text:p>0.01431857</text:p>
              </table:table-cell>
              <table:table-cell office:value-type="float" office:value="0.01384426">
                <text:p>0.01384426</text:p>
              </table:table-cell>
              <table:table-cell office:value-type="float" office:value="0.013877018">
                <text:p>0.013877018</text:p>
              </table:table-cell>
              <table:table-cell office:value-type="float" office:value="0.013226643">
                <text:p>0.013226643</text:p>
              </table:table-cell>
              <table:table-cell office:value-type="float" office:value="0.012758319">
                <text:p>0.0127583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310764">
                <text:p>0.047310764</text:p>
              </table:table-cell>
              <table:table-cell office:value-type="float" office:value="0.025709168">
                <text:p>0.025709168</text:p>
              </table:table-cell>
              <table:table-cell office:value-type="float" office:value="0.01860537">
                <text:p>0.01860537</text:p>
              </table:table-cell>
              <table:table-cell office:value-type="float" office:value="0.014502547">
                <text:p>0.014502547</text:p>
              </table:table-cell>
              <table:table-cell office:value-type="float" office:value="0.014681606">
                <text:p>0.014681606</text:p>
              </table:table-cell>
              <table:table-cell office:value-type="float" office:value="0.014426254">
                <text:p>0.014426254</text:p>
              </table:table-cell>
              <table:table-cell office:value-type="float" office:value="0.013501068">
                <text:p>0.013501068</text:p>
              </table:table-cell>
              <table:table-cell office:value-type="float" office:value="0.013221468">
                <text:p>0.0132214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49451855">
                <text:p>0.049451855</text:p>
              </table:table-cell>
              <table:table-cell office:value-type="float" office:value="0.026404147">
                <text:p>0.026404147</text:p>
              </table:table-cell>
              <table:table-cell office:value-type="float" office:value="0.019016431">
                <text:p>0.019016431</text:p>
              </table:table-cell>
              <table:table-cell office:value-type="float" office:value="0.015587504">
                <text:p>0.015587504</text:p>
              </table:table-cell>
              <table:table-cell office:value-type="float" office:value="0.014903601">
                <text:p>0.014903601</text:p>
              </table:table-cell>
              <table:table-cell office:value-type="float" office:value="0.014293767">
                <text:p>0.014293767</text:p>
              </table:table-cell>
              <table:table-cell office:value-type="float" office:value="0.01404252">
                <text:p>0.01404252</text:p>
              </table:table-cell>
              <table:table-cell office:value-type="float" office:value="0.014556731">
                <text:p>0.0145567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5106907">
                <text:p>0.05106907</text:p>
              </table:table-cell>
              <table:table-cell office:value-type="float" office:value="0.027391728">
                <text:p>0.027391728</text:p>
              </table:table-cell>
              <table:table-cell office:value-type="float" office:value="0.019601204">
                <text:p>0.019601204</text:p>
              </table:table-cell>
              <table:table-cell office:value-type="float" office:value="0.015349429">
                <text:p>0.015349429</text:p>
              </table:table-cell>
              <table:table-cell office:value-type="float" office:value="0.015359222">
                <text:p>0.015359222</text:p>
              </table:table-cell>
              <table:table-cell office:value-type="float" office:value="0.014774492">
                <text:p>0.014774492</text:p>
              </table:table-cell>
              <table:table-cell office:value-type="float" office:value="0.014367708">
                <text:p>0.014367708</text:p>
              </table:table-cell>
              <table:table-cell office:value-type="float" office:value="0.014259768">
                <text:p>0.0142597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293783">
                <text:p>0.05293783</text:p>
              </table:table-cell>
              <table:table-cell office:value-type="float" office:value="0.029526318">
                <text:p>0.029526318</text:p>
              </table:table-cell>
              <table:table-cell office:value-type="float" office:value="0.021319645">
                <text:p>0.021319645</text:p>
              </table:table-cell>
              <table:table-cell office:value-type="float" office:value="0.016194302">
                <text:p>0.016194302</text:p>
              </table:table-cell>
              <table:table-cell office:value-type="float" office:value="0.016179505">
                <text:p>0.016179505</text:p>
              </table:table-cell>
              <table:table-cell office:value-type="float" office:value="0.015743128">
                <text:p>0.015743128</text:p>
              </table:table-cell>
              <table:table-cell office:value-type="float" office:value="0.015013037">
                <text:p>0.015013037</text:p>
              </table:table-cell>
              <table:table-cell office:value-type="float" office:value="0.014700251">
                <text:p>0.0147002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3291372">
                <text:p>0.053291372</text:p>
              </table:table-cell>
              <table:table-cell office:value-type="float" office:value="0.028250242">
                <text:p>0.028250242</text:p>
              </table:table-cell>
              <table:table-cell office:value-type="float" office:value="0.021912844">
                <text:p>0.021912844</text:p>
              </table:table-cell>
              <table:table-cell office:value-type="float" office:value="0.015944082">
                <text:p>0.015944082</text:p>
              </table:table-cell>
              <table:table-cell office:value-type="float" office:value="0.016658691">
                <text:p>0.016658691</text:p>
              </table:table-cell>
              <table:table-cell office:value-type="float" office:value="0.016063055">
                <text:p>0.016063055</text:p>
              </table:table-cell>
              <table:table-cell office:value-type="float" office:value="0.01516464">
                <text:p>0.01516464</text:p>
              </table:table-cell>
              <table:table-cell office:value-type="float" office:value="0.014477615">
                <text:p>0.0144776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53762432">
                <text:p>0.053762432</text:p>
              </table:table-cell>
              <table:table-cell office:value-type="float" office:value="0.029670779">
                <text:p>0.029670779</text:p>
              </table:table-cell>
              <table:table-cell office:value-type="float" office:value="0.021720014">
                <text:p>0.021720014</text:p>
              </table:table-cell>
              <table:table-cell office:value-type="float" office:value="0.016224323">
                <text:p>0.016224323</text:p>
              </table:table-cell>
              <table:table-cell office:value-type="float" office:value="0.016070069">
                <text:p>0.016070069</text:p>
              </table:table-cell>
              <table:table-cell office:value-type="float" office:value="0.015639122">
                <text:p>0.015639122</text:p>
              </table:table-cell>
              <table:table-cell office:value-type="float" office:value="0.015325053">
                <text:p>0.015325053</text:p>
              </table:table-cell>
              <table:table-cell office:value-type="float" office:value="0.015002132">
                <text:p>0.0150021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55570852">
                <text:p>0.055570852</text:p>
              </table:table-cell>
              <table:table-cell office:value-type="float" office:value="0.029449212">
                <text:p>0.029449212</text:p>
              </table:table-cell>
              <table:table-cell office:value-type="float" office:value="0.022992498">
                <text:p>0.022992498</text:p>
              </table:table-cell>
              <table:table-cell office:value-type="float" office:value="0.016906644">
                <text:p>0.016906644</text:p>
              </table:table-cell>
              <table:table-cell office:value-type="float" office:value="0.016812347">
                <text:p>0.016812347</text:p>
              </table:table-cell>
              <table:table-cell office:value-type="float" office:value="0.016027645">
                <text:p>0.016027645</text:p>
              </table:table-cell>
              <table:table-cell office:value-type="float" office:value="0.015427818">
                <text:p>0.015427818</text:p>
              </table:table-cell>
              <table:table-cell office:value-type="float" office:value="0.015204455">
                <text:p>0.0152044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727612">
                <text:p>0.05727612</text:p>
              </table:table-cell>
              <table:table-cell office:value-type="float" office:value="0.031506996">
                <text:p>0.031506996</text:p>
              </table:table-cell>
              <table:table-cell office:value-type="float" office:value="0.022631558">
                <text:p>0.022631558</text:p>
              </table:table-cell>
              <table:table-cell office:value-type="float" office:value="0.017205917">
                <text:p>0.017205917</text:p>
              </table:table-cell>
              <table:table-cell office:value-type="float" office:value="0.016780658">
                <text:p>0.016780658</text:p>
              </table:table-cell>
              <table:table-cell office:value-type="float" office:value="0.01643011">
                <text:p>0.01643011</text:p>
              </table:table-cell>
              <table:table-cell office:value-type="float" office:value="0.016532063">
                <text:p>0.016532063</text:p>
              </table:table-cell>
              <table:table-cell office:value-type="float" office:value="0.015744496">
                <text:p>0.01574449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58483386">
                <text:p>0.058483386</text:p>
              </table:table-cell>
              <table:table-cell office:value-type="float" office:value="0.033518251">
                <text:p>0.033518251</text:p>
              </table:table-cell>
              <table:table-cell office:value-type="float" office:value="0.024684125">
                <text:p>0.024684125</text:p>
              </table:table-cell>
              <table:table-cell office:value-type="float" office:value="0.018281722">
                <text:p>0.018281722</text:p>
              </table:table-cell>
              <table:table-cell office:value-type="float" office:value="0.017418033">
                <text:p>0.017418033</text:p>
              </table:table-cell>
              <table:table-cell office:value-type="float" office:value="0.016809311">
                <text:p>0.016809311</text:p>
              </table:table-cell>
              <table:table-cell office:value-type="float" office:value="0.016523809">
                <text:p>0.016523809</text:p>
              </table:table-cell>
              <table:table-cell office:value-type="float" office:value="0.016101758">
                <text:p>0.01610175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61465843">
                <text:p>0.061465843</text:p>
              </table:table-cell>
              <table:table-cell office:value-type="float" office:value="0.032336772">
                <text:p>0.032336772</text:p>
              </table:table-cell>
              <table:table-cell office:value-type="float" office:value="0.023867221">
                <text:p>0.023867221</text:p>
              </table:table-cell>
              <table:table-cell office:value-type="float" office:value="0.018450004">
                <text:p>0.018450004</text:p>
              </table:table-cell>
              <table:table-cell office:value-type="float" office:value="0.01810694">
                <text:p>0.01810694</text:p>
              </table:table-cell>
              <table:table-cell office:value-type="float" office:value="0.017995536">
                <text:p>0.017995536</text:p>
              </table:table-cell>
              <table:table-cell office:value-type="float" office:value="0.016861955">
                <text:p>0.016861955</text:p>
              </table:table-cell>
              <table:table-cell office:value-type="float" office:value="0.016449953">
                <text:p>0.0164499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2719852">
                <text:p>0.062719852</text:p>
              </table:table-cell>
              <table:table-cell office:value-type="float" office:value="0.035146841">
                <text:p>0.035146841</text:p>
              </table:table-cell>
              <table:table-cell office:value-type="float" office:value="0.02468344">
                <text:p>0.02468344</text:p>
              </table:table-cell>
              <table:table-cell office:value-type="float" office:value="0.019608432">
                <text:p>0.019608432</text:p>
              </table:table-cell>
              <table:table-cell office:value-type="float" office:value="0.019100507">
                <text:p>0.019100507</text:p>
              </table:table-cell>
              <table:table-cell office:value-type="float" office:value="0.017997717">
                <text:p>0.017997717</text:p>
              </table:table-cell>
              <table:table-cell office:value-type="float" office:value="0.017963377">
                <text:p>0.017963377</text:p>
              </table:table-cell>
              <table:table-cell office:value-type="float" office:value="0.017737918">
                <text:p>0.01773791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2935303">
                <text:p>0.062935303</text:p>
              </table:table-cell>
              <table:table-cell office:value-type="float" office:value="0.033288558">
                <text:p>0.033288558</text:p>
              </table:table-cell>
              <table:table-cell office:value-type="float" office:value="0.025086546">
                <text:p>0.025086546</text:p>
              </table:table-cell>
              <table:table-cell office:value-type="float" office:value="0.018683802">
                <text:p>0.018683802</text:p>
              </table:table-cell>
              <table:table-cell office:value-type="float" office:value="0.018464715">
                <text:p>0.018464715</text:p>
              </table:table-cell>
              <table:table-cell office:value-type="float" office:value="0.018379569">
                <text:p>0.018379569</text:p>
              </table:table-cell>
              <table:table-cell office:value-type="float" office:value="0.017571004">
                <text:p>0.017571004</text:p>
              </table:table-cell>
              <table:table-cell office:value-type="float" office:value="0.019658125">
                <text:p>0.01965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32cm" svg:height="6.536cm" xlink:href=".." xlink:type="simple" chart:class="chart:line" chart:style-name="ch1">
        <chart:legend chart:legend-position="end" svg:x="10.174cm" svg:y="1.122cm" style:legend-expansion="high" chart:style-name="ch2"/>
        <chart:plot-area chart:style-name="ch3" table:cell-range-address="Sheet1.A29:Sheet1.I40 Sheet1.B28:Sheet1.I28" chart:data-source-has-labels="both" svg:x="0.712cm" svg:y="0.655cm" svg:width="8.938cm" svg:height="5.331cm">
          <chartooo:coordinate-region svg:x="1.439cm" svg:y="0.868cm" svg:width="7.931cm" svg:height="4.445cm"/>
          <chart:axis chart:dimension="x" chart:name="primary-x" chart:style-name="ch4" chartooo:axis-type="auto">
            <chartooo:date-scale/>
            <chart:categories table:cell-range-address="Sheet1.A29:Sheet1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40" chart:label-cell-address="Sheet1.B28:Sheet1.B28" chart:class="chart:line">
            <chart:data-point chart:repeated="12"/>
          </chart:series>
          <chart:series chart:style-name="ch7" chart:values-cell-range-address="Sheet1.C29:Sheet1.C40" chart:label-cell-address="Sheet1.C28:Sheet1.C28" chart:class="chart:line">
            <chart:data-point chart:repeated="12"/>
          </chart:series>
          <chart:series chart:style-name="ch8" chart:values-cell-range-address="Sheet1.D29:Sheet1.D40" chart:label-cell-address="Sheet1.D28:Sheet1.D28" chart:class="chart:line">
            <chart:data-point chart:repeated="12"/>
          </chart:series>
          <chart:series chart:style-name="ch9" chart:values-cell-range-address="Sheet1.E29:Sheet1.E40" chart:label-cell-address="Sheet1.E28:Sheet1.E28" chart:class="chart:line">
            <chart:data-point chart:repeated="12"/>
          </chart:series>
          <chart:series chart:style-name="ch10" chart:values-cell-range-address="Sheet1.F29:Sheet1.F40" chart:label-cell-address="Sheet1.F28:Sheet1.F28" chart:class="chart:line">
            <chart:data-point chart:repeated="12"/>
          </chart:series>
          <chart:series chart:style-name="ch11" chart:values-cell-range-address="Sheet1.G29:Sheet1.G40" chart:label-cell-address="Sheet1.G28:Sheet1.G28" chart:class="chart:line">
            <chart:data-point chart:repeated="12"/>
          </chart:series>
          <chart:series chart:style-name="ch12" chart:values-cell-range-address="Sheet1.H29:Sheet1.H40" chart:label-cell-address="Sheet1.H28:Sheet1.H28" chart:class="chart:line">
            <chart:data-point chart:repeated="12"/>
          </chart:series>
          <chart:series chart:style-name="ch13" chart:values-cell-range-address="Sheet1.I29:Sheet1.I40" chart:label-cell-address="Sheet1.I28:Sheet1.I28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28:Sheet1.B28</svg:desc>
                </draw:g>
              </table:table-cell>
              <table:table-cell office:value-type="string">
                <text:p>Threads: 2</text:p>
                <draw:g>
                  <svg:desc>Sheet1.C28:Sheet1.C28</svg:desc>
                </draw:g>
              </table:table-cell>
              <table:table-cell office:value-type="string">
                <text:p>Threads: 3</text:p>
                <draw:g>
                  <svg:desc>Sheet1.D28:Sheet1.D28</svg:desc>
                </draw:g>
              </table:table-cell>
              <table:table-cell office:value-type="string">
                <text:p>Threads: 4</text:p>
                <draw:g>
                  <svg:desc>Sheet1.E28:Sheet1.E28</svg:desc>
                </draw:g>
              </table:table-cell>
              <table:table-cell office:value-type="string">
                <text:p>Threads: 5</text:p>
                <draw:g>
                  <svg:desc>Sheet1.F28:Sheet1.F28</svg:desc>
                </draw:g>
              </table:table-cell>
              <table:table-cell office:value-type="string">
                <text:p>Threads: 6</text:p>
                <draw:g>
                  <svg:desc>Sheet1.G28:Sheet1.G28</svg:desc>
                </draw:g>
              </table:table-cell>
              <table:table-cell office:value-type="string">
                <text:p>Threads: 7</text:p>
                <draw:g>
                  <svg:desc>Sheet1.H28:Sheet1.H28</svg:desc>
                </draw:g>
              </table:table-cell>
              <table:table-cell office:value-type="string">
                <text:p>Threads: 8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1.A29:Sheet1.A40</svg:desc>
                </draw:g>
              </table:table-cell>
              <table:table-cell office:value-type="float" office:value="0.06368652">
                <text:p>0.06368652</text:p>
                <draw:g>
                  <svg:desc>Sheet1.B29:Sheet1.B40</svg:desc>
                </draw:g>
              </table:table-cell>
              <table:table-cell office:value-type="float" office:value="0.03331178">
                <text:p>0.03331178</text:p>
                <draw:g>
                  <svg:desc>Sheet1.C29:Sheet1.C40</svg:desc>
                </draw:g>
              </table:table-cell>
              <table:table-cell office:value-type="float" office:value="0.025662211">
                <text:p>0.025662211</text:p>
                <draw:g>
                  <svg:desc>Sheet1.D29:Sheet1.D40</svg:desc>
                </draw:g>
              </table:table-cell>
              <table:table-cell office:value-type="float" office:value="0.020640061">
                <text:p>0.020640061</text:p>
                <draw:g>
                  <svg:desc>Sheet1.E29:Sheet1.E40</svg:desc>
                </draw:g>
              </table:table-cell>
              <table:table-cell office:value-type="float" office:value="0.018518257">
                <text:p>0.018518257</text:p>
                <draw:g>
                  <svg:desc>Sheet1.F29:Sheet1.F40</svg:desc>
                </draw:g>
              </table:table-cell>
              <table:table-cell office:value-type="float" office:value="0.018081238">
                <text:p>0.018081238</text:p>
                <draw:g>
                  <svg:desc>Sheet1.G29:Sheet1.G40</svg:desc>
                </draw:g>
              </table:table-cell>
              <table:table-cell office:value-type="float" office:value="0.017541111">
                <text:p>0.017541111</text:p>
                <draw:g>
                  <svg:desc>Sheet1.H29:Sheet1.H40</svg:desc>
                </draw:g>
              </table:table-cell>
              <table:table-cell office:value-type="float" office:value="0.017026473">
                <text:p>0.017026473</text:p>
                <draw:g>
                  <svg:desc>Sheet1.I29:Sheet1.I40</svg:desc>
                </draw:g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09337731">
                <text:p>0.109337731</text:p>
              </table:table-cell>
              <table:table-cell office:value-type="float" office:value="0.057715834">
                <text:p>0.057715834</text:p>
              </table:table-cell>
              <table:table-cell office:value-type="float" office:value="0.042204708">
                <text:p>0.042204708</text:p>
              </table:table-cell>
              <table:table-cell office:value-type="float" office:value="0.0375426">
                <text:p>0.0375426</text:p>
              </table:table-cell>
              <table:table-cell office:value-type="float" office:value="0.032082062">
                <text:p>0.032082062</text:p>
              </table:table-cell>
              <table:table-cell office:value-type="float" office:value="0.028369173">
                <text:p>0.028369173</text:p>
              </table:table-cell>
              <table:table-cell office:value-type="float" office:value="0.028062417">
                <text:p>0.028062417</text:p>
              </table:table-cell>
              <table:table-cell office:value-type="float" office:value="0.026287569">
                <text:p>0.0262875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1087848">
                <text:p>0.141087848</text:p>
              </table:table-cell>
              <table:table-cell office:value-type="float" office:value="0.076082231">
                <text:p>0.076082231</text:p>
              </table:table-cell>
              <table:table-cell office:value-type="float" office:value="0.056017664">
                <text:p>0.056017664</text:p>
              </table:table-cell>
              <table:table-cell office:value-type="float" office:value="0.04410101">
                <text:p>0.04410101</text:p>
              </table:table-cell>
              <table:table-cell office:value-type="float" office:value="0.040121565">
                <text:p>0.040121565</text:p>
              </table:table-cell>
              <table:table-cell office:value-type="float" office:value="0.039406656">
                <text:p>0.039406656</text:p>
              </table:table-cell>
              <table:table-cell office:value-type="float" office:value="0.039077106">
                <text:p>0.039077106</text:p>
              </table:table-cell>
              <table:table-cell office:value-type="float" office:value="0.036709616">
                <text:p>0.0367096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83201338">
                <text:p>0.183201338</text:p>
              </table:table-cell>
              <table:table-cell office:value-type="float" office:value="0.099874526">
                <text:p>0.099874526</text:p>
              </table:table-cell>
              <table:table-cell office:value-type="float" office:value="0.072437211">
                <text:p>0.072437211</text:p>
              </table:table-cell>
              <table:table-cell office:value-type="float" office:value="0.055806018">
                <text:p>0.055806018</text:p>
              </table:table-cell>
              <table:table-cell office:value-type="float" office:value="0.053688277">
                <text:p>0.053688277</text:p>
              </table:table-cell>
              <table:table-cell office:value-type="float" office:value="0.05154569">
                <text:p>0.05154569</text:p>
              </table:table-cell>
              <table:table-cell office:value-type="float" office:value="0.050120834">
                <text:p>0.050120834</text:p>
              </table:table-cell>
              <table:table-cell office:value-type="float" office:value="0.047715154">
                <text:p>0.04771515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26426471">
                <text:p>0.226426471</text:p>
              </table:table-cell>
              <table:table-cell office:value-type="float" office:value="0.122806212">
                <text:p>0.122806212</text:p>
              </table:table-cell>
              <table:table-cell office:value-type="float" office:value="0.091886299">
                <text:p>0.091886299</text:p>
              </table:table-cell>
              <table:table-cell office:value-type="float" office:value="0.069731233">
                <text:p>0.069731233</text:p>
              </table:table-cell>
              <table:table-cell office:value-type="float" office:value="0.066502704">
                <text:p>0.066502704</text:p>
              </table:table-cell>
              <table:table-cell office:value-type="float" office:value="0.06365389">
                <text:p>0.06365389</text:p>
              </table:table-cell>
              <table:table-cell office:value-type="float" office:value="0.061602478">
                <text:p>0.061602478</text:p>
              </table:table-cell>
              <table:table-cell office:value-type="float" office:value="0.058522517">
                <text:p>0.05852251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271364955">
                <text:p>0.271364955</text:p>
              </table:table-cell>
              <table:table-cell office:value-type="float" office:value="0.147264578">
                <text:p>0.147264578</text:p>
              </table:table-cell>
              <table:table-cell office:value-type="float" office:value="0.109219057">
                <text:p>0.109219057</text:p>
              </table:table-cell>
              <table:table-cell office:value-type="float" office:value="0.084503843">
                <text:p>0.084503843</text:p>
              </table:table-cell>
              <table:table-cell office:value-type="float" office:value="0.080654404">
                <text:p>0.080654404</text:p>
              </table:table-cell>
              <table:table-cell office:value-type="float" office:value="0.074825057">
                <text:p>0.074825057</text:p>
              </table:table-cell>
              <table:table-cell office:value-type="float" office:value="0.073207971">
                <text:p>0.073207971</text:p>
              </table:table-cell>
              <table:table-cell office:value-type="float" office:value="0.069336807">
                <text:p>0.06933680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316845148">
                <text:p>0.316845148</text:p>
              </table:table-cell>
              <table:table-cell office:value-type="float" office:value="0.169956264">
                <text:p>0.169956264</text:p>
              </table:table-cell>
              <table:table-cell office:value-type="float" office:value="0.126758929">
                <text:p>0.126758929</text:p>
              </table:table-cell>
              <table:table-cell office:value-type="float" office:value="0.100652043">
                <text:p>0.100652043</text:p>
              </table:table-cell>
              <table:table-cell office:value-type="float" office:value="0.092285856">
                <text:p>0.092285856</text:p>
              </table:table-cell>
              <table:table-cell office:value-type="float" office:value="0.085807416">
                <text:p>0.085807416</text:p>
              </table:table-cell>
              <table:table-cell office:value-type="float" office:value="0.085403412">
                <text:p>0.085403412</text:p>
              </table:table-cell>
              <table:table-cell office:value-type="float" office:value="0.079890872">
                <text:p>0.07989087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359112337">
                <text:p>0.359112337</text:p>
              </table:table-cell>
              <table:table-cell office:value-type="float" office:value="0.191045318">
                <text:p>0.191045318</text:p>
              </table:table-cell>
              <table:table-cell office:value-type="float" office:value="0.141125909">
                <text:p>0.141125909</text:p>
              </table:table-cell>
              <table:table-cell office:value-type="float" office:value="0.111300234">
                <text:p>0.111300234</text:p>
              </table:table-cell>
              <table:table-cell office:value-type="float" office:value="0.107170255">
                <text:p>0.107170255</text:p>
              </table:table-cell>
              <table:table-cell office:value-type="float" office:value="0.099297323">
                <text:p>0.099297323</text:p>
              </table:table-cell>
              <table:table-cell office:value-type="float" office:value="0.096031888">
                <text:p>0.096031888</text:p>
              </table:table-cell>
              <table:table-cell office:value-type="float" office:value="0.090087801">
                <text:p>0.09008780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400843162">
                <text:p>0.400843162</text:p>
              </table:table-cell>
              <table:table-cell office:value-type="float" office:value="0.211894715">
                <text:p>0.211894715</text:p>
              </table:table-cell>
              <table:table-cell office:value-type="float" office:value="0.163617496">
                <text:p>0.163617496</text:p>
              </table:table-cell>
              <table:table-cell office:value-type="float" office:value="0.130251747">
                <text:p>0.130251747</text:p>
              </table:table-cell>
              <table:table-cell office:value-type="float" office:value="0.118805854">
                <text:p>0.118805854</text:p>
              </table:table-cell>
              <table:table-cell office:value-type="float" office:value="0.109660781">
                <text:p>0.109660781</text:p>
              </table:table-cell>
              <table:table-cell office:value-type="float" office:value="0.106173608">
                <text:p>0.106173608</text:p>
              </table:table-cell>
              <table:table-cell office:value-type="float" office:value="0.100285074">
                <text:p>0.10028507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444412941">
                <text:p>0.444412941</text:p>
              </table:table-cell>
              <table:table-cell office:value-type="float" office:value="0.240501963">
                <text:p>0.240501963</text:p>
              </table:table-cell>
              <table:table-cell office:value-type="float" office:value="0.17986316">
                <text:p>0.17986316</text:p>
              </table:table-cell>
              <table:table-cell office:value-type="float" office:value="0.141080749">
                <text:p>0.141080749</text:p>
              </table:table-cell>
              <table:table-cell office:value-type="float" office:value="0.129430481">
                <text:p>0.129430481</text:p>
              </table:table-cell>
              <table:table-cell office:value-type="float" office:value="0.122141082">
                <text:p>0.122141082</text:p>
              </table:table-cell>
              <table:table-cell office:value-type="float" office:value="0.11953975">
                <text:p>0.11953975</text:p>
              </table:table-cell>
              <table:table-cell office:value-type="float" office:value="0.110415162">
                <text:p>0.11041516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483814978">
                <text:p>0.483814978</text:p>
              </table:table-cell>
              <table:table-cell office:value-type="float" office:value="0.26070881">
                <text:p>0.26070881</text:p>
              </table:table-cell>
              <table:table-cell office:value-type="float" office:value="0.198672606">
                <text:p>0.198672606</text:p>
              </table:table-cell>
              <table:table-cell office:value-type="float" office:value="0.152525188">
                <text:p>0.152525188</text:p>
              </table:table-cell>
              <table:table-cell office:value-type="float" office:value="0.141766663">
                <text:p>0.141766663</text:p>
              </table:table-cell>
              <table:table-cell office:value-type="float" office:value="0.135469463">
                <text:p>0.135469463</text:p>
              </table:table-cell>
              <table:table-cell office:value-type="float" office:value="0.129067446">
                <text:p>0.129067446</text:p>
              </table:table-cell>
              <table:table-cell office:value-type="float" office:value="0.120573903">
                <text:p>0.120573903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528797425">
                <text:p>0.528797425</text:p>
              </table:table-cell>
              <table:table-cell office:value-type="float" office:value="0.285984465">
                <text:p>0.285984465</text:p>
              </table:table-cell>
              <table:table-cell office:value-type="float" office:value="0.20800388">
                <text:p>0.20800388</text:p>
              </table:table-cell>
              <table:table-cell office:value-type="float" office:value="0.171899565">
                <text:p>0.171899565</text:p>
              </table:table-cell>
              <table:table-cell office:value-type="float" office:value="0.156771574">
                <text:p>0.156771574</text:p>
              </table:table-cell>
              <table:table-cell office:value-type="float" office:value="0.14312921">
                <text:p>0.14312921</text:p>
              </table:table-cell>
              <table:table-cell office:value-type="float" office:value="0.141902871">
                <text:p>0.141902871</text:p>
              </table:table-cell>
              <table:table-cell office:value-type="float" office:value="0.131699697">
                <text:p>0.131699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legend chart:legend-position="end" svg:x="13.045cm" svg:y="2.344cm" style:legend-expansion="high" chart:style-name="ch2"/>
        <chart:plot-area chart:style-name="ch3" table:cell-range-address="Sheet1.A42:Sheet1.I53 Sheet1.B41:Sheet1.I41" chart:data-source-has-labels="both" svg:x="0.77cm" svg:y="0.851cm" svg:width="11.635cm" svg:height="7.531cm">
          <chartooo:coordinate-region svg:x="1.206cm" svg:y="1.063cm" svg:width="10.827cm" svg:height="6.646cm"/>
          <chart:axis chart:dimension="x" chart:name="primary-x" chart:style-name="ch4" chartooo:axis-type="auto">
            <chartooo:date-scale/>
            <chart:categories table:cell-range-address="Sheet1.A42:Sheet1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2:Sheet1.B53" chart:label-cell-address="Sheet1.B41:Sheet1.B41" chart:class="chart:line">
            <chart:data-point chart:repeated="12"/>
          </chart:series>
          <chart:series chart:style-name="ch7" chart:values-cell-range-address="Sheet1.C42:Sheet1.C53" chart:label-cell-address="Sheet1.C41:Sheet1.C41" chart:class="chart:line">
            <chart:data-point chart:repeated="12"/>
          </chart:series>
          <chart:series chart:style-name="ch8" chart:values-cell-range-address="Sheet1.D42:Sheet1.D53" chart:label-cell-address="Sheet1.D41:Sheet1.D41" chart:class="chart:line">
            <chart:data-point chart:repeated="12"/>
          </chart:series>
          <chart:series chart:style-name="ch9" chart:values-cell-range-address="Sheet1.E42:Sheet1.E53" chart:label-cell-address="Sheet1.E41:Sheet1.E41" chart:class="chart:line">
            <chart:data-point chart:repeated="12"/>
          </chart:series>
          <chart:series chart:style-name="ch10" chart:values-cell-range-address="Sheet1.F42:Sheet1.F53" chart:label-cell-address="Sheet1.F41:Sheet1.F41" chart:class="chart:line">
            <chart:data-point chart:repeated="12"/>
          </chart:series>
          <chart:series chart:style-name="ch11" chart:values-cell-range-address="Sheet1.G42:Sheet1.G53" chart:label-cell-address="Sheet1.G41:Sheet1.G41" chart:class="chart:line">
            <chart:data-point chart:repeated="12"/>
          </chart:series>
          <chart:series chart:style-name="ch12" chart:values-cell-range-address="Sheet1.H42:Sheet1.H53" chart:label-cell-address="Sheet1.H41:Sheet1.H41" chart:class="chart:line">
            <chart:data-point chart:repeated="12"/>
          </chart:series>
          <chart:series chart:style-name="ch13" chart:values-cell-range-address="Sheet1.I42:Sheet1.I53" chart:label-cell-address="Sheet1.I41:Sheet1.I4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41:Sheet1.B41</svg:desc>
                </draw:g>
              </table:table-cell>
              <table:table-cell office:value-type="string">
                <text:p>Threads: 2</text:p>
                <draw:g>
                  <svg:desc>Sheet1.C41:Sheet1.C41</svg:desc>
                </draw:g>
              </table:table-cell>
              <table:table-cell office:value-type="string">
                <text:p>Threads: 3</text:p>
                <draw:g>
                  <svg:desc>Sheet1.D41:Sheet1.D41</svg:desc>
                </draw:g>
              </table:table-cell>
              <table:table-cell office:value-type="string">
                <text:p>Threads: 4</text:p>
                <draw:g>
                  <svg:desc>Sheet1.E41:Sheet1.E41</svg:desc>
                </draw:g>
              </table:table-cell>
              <table:table-cell office:value-type="string">
                <text:p>Threads: 5</text:p>
                <draw:g>
                  <svg:desc>Sheet1.F41:Sheet1.F41</svg:desc>
                </draw:g>
              </table:table-cell>
              <table:table-cell office:value-type="string">
                <text:p>Threads: 6</text:p>
                <draw:g>
                  <svg:desc>Sheet1.G41:Sheet1.G41</svg:desc>
                </draw:g>
              </table:table-cell>
              <table:table-cell office:value-type="string">
                <text:p>Threads: 7</text:p>
                <draw:g>
                  <svg:desc>Sheet1.H41:Sheet1.H41</svg:desc>
                </draw:g>
              </table:table-cell>
              <table:table-cell office:value-type="string">
                <text:p>Threads: 8</text:p>
                <draw:g>
                  <svg:desc>Sheet1.I41:Sheet1.I41</svg:desc>
                </draw:g>
              </table:table-cell>
            </table:table-row>
          </table:table-header-rows>
          <table:table-rows>
            <table:table-row>
              <table:table-cell office:value-type="float" office:value="365">
                <text:p>370</text:p>
                <draw:g>
                  <svg:desc>Sheet1.A42:Sheet1.A53</svg:desc>
                </draw:g>
              </table:table-cell>
              <table:table-cell office:value-type="float" office:value="0.528074092">
                <text:p>0.528074092</text:p>
                <draw:g>
                  <svg:desc>Sheet1.B42:Sheet1.B53</svg:desc>
                </draw:g>
              </table:table-cell>
              <table:table-cell office:value-type="float" office:value="0.288132014">
                <text:p>0.288132014</text:p>
                <draw:g>
                  <svg:desc>Sheet1.C42:Sheet1.C53</svg:desc>
                </draw:g>
              </table:table-cell>
              <table:table-cell office:value-type="float" office:value="0.209865969">
                <text:p>0.209865969</text:p>
                <draw:g>
                  <svg:desc>Sheet1.D42:Sheet1.D53</svg:desc>
                </draw:g>
              </table:table-cell>
              <table:table-cell office:value-type="float" office:value="0.16526345">
                <text:p>0.16526345</text:p>
                <draw:g>
                  <svg:desc>Sheet1.E42:Sheet1.E53</svg:desc>
                </draw:g>
              </table:table-cell>
              <table:table-cell office:value-type="float" office:value="0.156771831">
                <text:p>0.156771831</text:p>
                <draw:g>
                  <svg:desc>Sheet1.F42:Sheet1.F53</svg:desc>
                </draw:g>
              </table:table-cell>
              <table:table-cell office:value-type="float" office:value="0.145865936">
                <text:p>0.145865936</text:p>
                <draw:g>
                  <svg:desc>Sheet1.G42:Sheet1.G53</svg:desc>
                </draw:g>
              </table:table-cell>
              <table:table-cell office:value-type="float" office:value="0.139792015">
                <text:p>0.139792015</text:p>
                <draw:g>
                  <svg:desc>Sheet1.H42:Sheet1.H53</svg:desc>
                </draw:g>
              </table:table-cell>
              <table:table-cell office:value-type="float" office:value="0.132135989">
                <text:p>0.132135989</text:p>
                <draw:g>
                  <svg:desc>Sheet1.I42:Sheet1.I53</svg:desc>
                </draw:g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04619168">
                <text:p>1.04619168</text:p>
              </table:table-cell>
              <table:table-cell office:value-type="float" office:value="0.570402777">
                <text:p>0.570402777</text:p>
              </table:table-cell>
              <table:table-cell office:value-type="float" office:value="0.445313879">
                <text:p>0.445313879</text:p>
              </table:table-cell>
              <table:table-cell office:value-type="float" office:value="0.359680988">
                <text:p>0.359680988</text:p>
              </table:table-cell>
              <table:table-cell office:value-type="float" office:value="0.319230086">
                <text:p>0.319230086</text:p>
              </table:table-cell>
              <table:table-cell office:value-type="float" office:value="0.290014716">
                <text:p>0.290014716</text:p>
              </table:table-cell>
              <table:table-cell office:value-type="float" office:value="0.275427023">
                <text:p>0.275427023</text:p>
              </table:table-cell>
              <table:table-cell office:value-type="float" office:value="0.260159831">
                <text:p>0.260159831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1.56415279">
                <text:p>1.56415279</text:p>
              </table:table-cell>
              <table:table-cell office:value-type="float" office:value="0.860131906">
                <text:p>0.860131906</text:p>
              </table:table-cell>
              <table:table-cell office:value-type="float" office:value="0.677757949">
                <text:p>0.677757949</text:p>
              </table:table-cell>
              <table:table-cell office:value-type="float" office:value="0.545549687">
                <text:p>0.545549687</text:p>
              </table:table-cell>
              <table:table-cell office:value-type="float" office:value="0.483303847">
                <text:p>0.483303847</text:p>
              </table:table-cell>
              <table:table-cell office:value-type="float" office:value="0.428740932">
                <text:p>0.428740932</text:p>
              </table:table-cell>
              <table:table-cell office:value-type="float" office:value="0.418504059">
                <text:p>0.418504059</text:p>
              </table:table-cell>
              <table:table-cell office:value-type="float" office:value="0.388057773">
                <text:p>0.388057773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2.092938284">
                <text:p>2.092938284</text:p>
              </table:table-cell>
              <table:table-cell office:value-type="float" office:value="1.169099289">
                <text:p>1.169099289</text:p>
              </table:table-cell>
              <table:table-cell office:value-type="float" office:value="0.919392681">
                <text:p>0.919392681</text:p>
              </table:table-cell>
              <table:table-cell office:value-type="float" office:value="0.736332425">
                <text:p>0.736332425</text:p>
              </table:table-cell>
              <table:table-cell office:value-type="float" office:value="0.631142164">
                <text:p>0.631142164</text:p>
              </table:table-cell>
              <table:table-cell office:value-type="float" office:value="0.583788421">
                <text:p>0.583788421</text:p>
              </table:table-cell>
              <table:table-cell office:value-type="float" office:value="0.556159389">
                <text:p>0.556159389</text:p>
              </table:table-cell>
              <table:table-cell office:value-type="float" office:value="0.518368493">
                <text:p>0.518368493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2.650008361">
                <text:p>2.650008361</text:p>
              </table:table-cell>
              <table:table-cell office:value-type="float" office:value="1.446224524">
                <text:p>1.446224524</text:p>
              </table:table-cell>
              <table:table-cell office:value-type="float" office:value="1.150269614">
                <text:p>1.150269614</text:p>
              </table:table-cell>
              <table:table-cell office:value-type="float" office:value="0.924034476">
                <text:p>0.924034476</text:p>
              </table:table-cell>
              <table:table-cell office:value-type="float" office:value="0.794385635">
                <text:p>0.794385635</text:p>
              </table:table-cell>
              <table:table-cell office:value-type="float" office:value="0.725045278">
                <text:p>0.725045278</text:p>
              </table:table-cell>
              <table:table-cell office:value-type="float" office:value="0.699937434">
                <text:p>0.699937434</text:p>
              </table:table-cell>
              <table:table-cell office:value-type="float" office:value="0.650545066">
                <text:p>0.650545066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3.163438823">
                <text:p>3.163438823</text:p>
              </table:table-cell>
              <table:table-cell office:value-type="float" office:value="1.722589605">
                <text:p>1.722589605</text:p>
              </table:table-cell>
              <table:table-cell office:value-type="float" office:value="1.379450987">
                <text:p>1.379450987</text:p>
              </table:table-cell>
              <table:table-cell office:value-type="float" office:value="1.125702325">
                <text:p>1.125702325</text:p>
              </table:table-cell>
              <table:table-cell office:value-type="float" office:value="0.965612415">
                <text:p>0.965612415</text:p>
              </table:table-cell>
              <table:table-cell office:value-type="float" office:value="0.879226383">
                <text:p>0.879226383</text:p>
              </table:table-cell>
              <table:table-cell office:value-type="float" office:value="0.83807088">
                <text:p>0.83807088</text:p>
              </table:table-cell>
              <table:table-cell office:value-type="float" office:value="0.788031643">
                <text:p>0.788031643</text:p>
              </table:table-cell>
            </table:table-row>
            <table:table-row>
              <table:table-cell office:value-type="float" office:value="2557">
                <text:p>2560</text:p>
              </table:table-cell>
              <table:table-cell office:value-type="float" office:value="3.712095498">
                <text:p>3.712095498</text:p>
              </table:table-cell>
              <table:table-cell office:value-type="float" office:value="2.233091153">
                <text:p>2.233091153</text:p>
              </table:table-cell>
              <table:table-cell office:value-type="float" office:value="1.754540762">
                <text:p>1.754540762</text:p>
              </table:table-cell>
              <table:table-cell office:value-type="float" office:value="1.374148809">
                <text:p>1.374148809</text:p>
              </table:table-cell>
              <table:table-cell office:value-type="float" office:value="1.192122278">
                <text:p>1.192122278</text:p>
              </table:table-cell>
              <table:table-cell office:value-type="float" office:value="1.111228217">
                <text:p>1.111228217</text:p>
              </table:table-cell>
              <table:table-cell office:value-type="float" office:value="1.02646868">
                <text:p>1.02646868</text:p>
              </table:table-cell>
              <table:table-cell office:value-type="float" office:value="0.982542495">
                <text:p>0.982542495</text:p>
              </table:table-cell>
            </table:table-row>
            <table:table-row>
              <table:table-cell office:value-type="float" office:value="2922">
                <text:p>2920</text:p>
              </table:table-cell>
              <table:table-cell office:value-type="float" office:value="4.956108369">
                <text:p>4.956108369</text:p>
              </table:table-cell>
              <table:table-cell office:value-type="float" office:value="2.93400073">
                <text:p>2.93400073</text:p>
              </table:table-cell>
              <table:table-cell office:value-type="float" office:value="2.083447196">
                <text:p>2.083447196</text:p>
              </table:table-cell>
              <table:table-cell office:value-type="float" office:value="1.639778159">
                <text:p>1.639778159</text:p>
              </table:table-cell>
              <table:table-cell office:value-type="float" office:value="1.329312534">
                <text:p>1.329312534</text:p>
              </table:table-cell>
              <table:table-cell office:value-type="float" office:value="1.217432445">
                <text:p>1.217432445</text:p>
              </table:table-cell>
              <table:table-cell office:value-type="float" office:value="1.167469587">
                <text:p>1.167469587</text:p>
              </table:table-cell>
              <table:table-cell office:value-type="float" office:value="1.08948032">
                <text:p>1.08948032</text:p>
              </table:table-cell>
            </table:table-row>
            <table:table-row>
              <table:table-cell office:value-type="float" office:value="3287">
                <text:p>3290</text:p>
              </table:table-cell>
              <table:table-cell office:value-type="float" office:value="5.118267353">
                <text:p>5.118267353</text:p>
              </table:table-cell>
              <table:table-cell office:value-type="float" office:value="2.925219376">
                <text:p>2.925219376</text:p>
              </table:table-cell>
              <table:table-cell office:value-type="float" office:value="2.208729394">
                <text:p>2.208729394</text:p>
              </table:table-cell>
              <table:table-cell office:value-type="float" office:value="1.775589146">
                <text:p>1.775589146</text:p>
              </table:table-cell>
              <table:table-cell office:value-type="float" office:value="1.554237">
                <text:p>1.554237</text:p>
              </table:table-cell>
              <table:table-cell office:value-type="float" office:value="1.402450199">
                <text:p>1.402450199</text:p>
              </table:table-cell>
              <table:table-cell office:value-type="float" office:value="1.354475117">
                <text:p>1.354475117</text:p>
              </table:table-cell>
              <table:table-cell office:value-type="float" office:value="1.268066676">
                <text:p>1.268066676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5.821989051">
                <text:p>5.821989051</text:p>
              </table:table-cell>
              <table:table-cell office:value-type="float" office:value="3.408100187">
                <text:p>3.408100187</text:p>
              </table:table-cell>
              <table:table-cell office:value-type="float" office:value="2.556109567">
                <text:p>2.556109567</text:p>
              </table:table-cell>
              <table:table-cell office:value-type="float" office:value="2.050532408">
                <text:p>2.050532408</text:p>
              </table:table-cell>
              <table:table-cell office:value-type="float" office:value="1.75864799">
                <text:p>1.75864799</text:p>
              </table:table-cell>
              <table:table-cell office:value-type="float" office:value="1.600648366">
                <text:p>1.600648366</text:p>
              </table:table-cell>
              <table:table-cell office:value-type="float" office:value="1.545924183">
                <text:p>1.545924183</text:p>
              </table:table-cell>
              <table:table-cell office:value-type="float" office:value="1.433903225">
                <text:p>1.433903225</text:p>
              </table:table-cell>
            </table:table-row>
            <table:table-row>
              <table:table-cell office:value-type="float" office:value="4018">
                <text:p>4020</text:p>
              </table:table-cell>
              <table:table-cell office:value-type="float" office:value="6.65985701">
                <text:p>6.65985701</text:p>
              </table:table-cell>
              <table:table-cell office:value-type="float" office:value="3.796622477">
                <text:p>3.796622477</text:p>
              </table:table-cell>
              <table:table-cell office:value-type="float" office:value="2.866761349">
                <text:p>2.866761349</text:p>
              </table:table-cell>
              <table:table-cell office:value-type="float" office:value="2.314545697">
                <text:p>2.314545697</text:p>
              </table:table-cell>
              <table:table-cell office:value-type="float" office:value="2.009290134">
                <text:p>2.009290134</text:p>
              </table:table-cell>
              <table:table-cell office:value-type="float" office:value="1.810033652">
                <text:p>1.810033652</text:p>
              </table:table-cell>
              <table:table-cell office:value-type="float" office:value="1.728236429">
                <text:p>1.728236429</text:p>
              </table:table-cell>
              <table:table-cell office:value-type="float" office:value="1.627861762">
                <text:p>1.627861762</text:p>
              </table:table-cell>
            </table:table-row>
            <table:table-row>
              <table:table-cell office:value-type="float" office:value="4383">
                <text:p>4380</text:p>
              </table:table-cell>
              <table:table-cell office:value-type="float" office:value="7.388777043">
                <text:p>7.388777043</text:p>
              </table:table-cell>
              <table:table-cell office:value-type="float" office:value="4.179021195">
                <text:p>4.179021195</text:p>
              </table:table-cell>
              <table:table-cell office:value-type="float" office:value="3.211138966">
                <text:p>3.211138966</text:p>
              </table:table-cell>
              <table:table-cell office:value-type="float" office:value="2.563780561">
                <text:p>2.563780561</text:p>
              </table:table-cell>
              <table:table-cell office:value-type="float" office:value="2.230293614">
                <text:p>2.230293614</text:p>
              </table:table-cell>
              <table:table-cell office:value-type="float" office:value="2.024921558">
                <text:p>2.024921558</text:p>
              </table:table-cell>
              <table:table-cell office:value-type="float" office:value="1.938214016">
                <text:p>1.938214016</text:p>
              </table:table-cell>
              <table:table-cell office:value-type="float" office:value="1.797406708">
                <text:p>1.797406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733cm" svg:y="4.191cm" style:legend-expansion="high" chart:style-name="ch2"/>
        <chart:plot-area chart:style-name="ch3" table:cell-range-address="Sheet1.B54:Sheet1.I55 Sheet1.A55:Sheet1.A55" chart:data-source-has-labels="both" svg:x="0.77cm" svg:y="0.855cm" svg:width="12.323cm" svg:height="7.552cm">
          <chartooo:coordinate-region svg:x="1.577cm" svg:y="1.067cm" svg:width="10.707cm" svg:height="6.243cm"/>
          <chart:axis chart:dimension="x" chart:name="primary-x" chart:style-name="ch4" chartooo:axis-type="auto">
            <chartooo:date-scale/>
            <chart:categories table:cell-range-address="Sheet1.B54:Sheet1.I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5:Sheet1.I55" chart:label-cell-address="Sheet1.A55:Sheet1.A55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54:Sheet1.I54</svg:desc>
                </draw:g>
              </table:table-cell>
              <table:table-cell office:value-type="string">
                <text:p>Threads: 2</text:p>
              </table:table-cell>
              <table:table-cell office:value-type="string">
                <text:p>Threads: 3</text:p>
              </table:table-cell>
              <table:table-cell office:value-type="string">
                <text:p>Threads: 4</text:p>
              </table:table-cell>
              <table:table-cell office:value-type="string">
                <text:p>Threads: 5</text:p>
              </table:table-cell>
              <table:table-cell office:value-type="string">
                <text:p>Threads: 6</text:p>
              </table:table-cell>
              <table:table-cell office:value-type="string">
                <text:p>Threads: 7</text:p>
              </table:table-cell>
              <table:table-cell office:value-type="string">
                <text:p>Threads: 8</text:p>
              </table:table-cell>
            </table:table-row>
          </table:table-header-rows>
          <table:table-rows>
            <table:table-row>
              <table:table-cell office:value-type="string">
                <text:p>15340</text:p>
                <draw:g>
                  <svg:desc>Sheet1.A55:Sheet1.A55</svg:desc>
                </draw:g>
              </table:table-cell>
              <table:table-cell office:value-type="float" office:value="95.027947506">
                <text:p>95.027947506</text:p>
                <draw:g>
                  <svg:desc>Sheet1.B55:Sheet1.I55</svg:desc>
                </draw:g>
              </table:table-cell>
              <table:table-cell office:value-type="float" office:value="54.940180496">
                <text:p>54.940180496</text:p>
              </table:table-cell>
              <table:table-cell office:value-type="float" office:value="42.072008873">
                <text:p>42.072008873</text:p>
              </table:table-cell>
              <table:table-cell office:value-type="float" office:value="36.079418528">
                <text:p>36.079418528</text:p>
              </table:table-cell>
              <table:table-cell office:value-type="float" office:value="32.92398474">
                <text:p>32.92398474</text:p>
              </table:table-cell>
              <table:table-cell office:value-type="float" office:value="31.491638132">
                <text:p>31.491638132</text:p>
              </table:table-cell>
              <table:table-cell office:value-type="float" office:value="31.253169362">
                <text:p>31.253169362</text:p>
              </table:table-cell>
              <table:table-cell office:value-type="float" office:value="30.978400456">
                <text:p>30.978400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